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linear.x</text:p>
          </table:table-cell>
          <table:table-cell office:value-type="string" calcext:value-type="string">
            <text:p>field.linear.y</text:p>
          </table:table-cell>
          <table:table-cell office:value-type="string" calcext:value-type="string">
            <text:p>field.linear.z</text:p>
          </table:table-cell>
          <table:table-cell office:value-type="string" calcext:value-type="string">
            <text:p>field.angular.x</text:p>
          </table:table-cell>
          <table:table-cell office:value-type="string" calcext:value-type="string">
            <text:p>field.angular.y</text:p>
          </table:table-cell>
          <table:table-cell office:value-type="string" calcext:value-type="string">
            <text:p>field.angular.z</text:p>
          </table:table-cell>
          <table:table-cell/>
          <table:table-cell table:number-columns-repeated="2" office:value-type="string" calcext:value-type="string">
            <text:p>angle</text:p>
          </table:table-cell>
        </table:table-row>
        <table:table-row table:style-name="ro1">
          <table:table-cell office:value-type="float" office:value="61200000000" calcext:value-type="float">
            <text:p>61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];[.C2]) )" office:value-type="float" office:value="0" calcext:value-type="float">
            <text:p>0</text:p>
          </table:table-cell>
          <table:table-cell table:formula="of:=IF([.I2]&gt;90;[.I2]-180;IF([.I2]&lt;=-90;[.I2]+180;[.I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00000000" calcext:value-type="float">
            <text:p>61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];[.C3]) )" office:value-type="float" office:value="0" calcext:value-type="float">
            <text:p>0</text:p>
          </table:table-cell>
          <table:table-cell table:formula="of:=IF([.I3]&gt;90;[.I3]-180;IF([.I3]&lt;=-90;[.I3]+180;[.I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00000000" calcext:value-type="float">
            <text:p>61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4];[.C4]) )" office:value-type="float" office:value="0" calcext:value-type="float">
            <text:p>0</text:p>
          </table:table-cell>
          <table:table-cell table:formula="of:=IF([.I4]&gt;90;[.I4]-180;IF([.I4]&lt;=-90;[.I4]+180;[.I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00000000" calcext:value-type="float">
            <text:p>61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5];[.C5]) )" office:value-type="float" office:value="0" calcext:value-type="float">
            <text:p>0</text:p>
          </table:table-cell>
          <table:table-cell table:formula="of:=IF([.I5]&gt;90;[.I5]-180;IF([.I5]&lt;=-90;[.I5]+180;[.I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00000000" calcext:value-type="float">
            <text:p>61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6];[.C6]) )" office:value-type="float" office:value="0" calcext:value-type="float">
            <text:p>0</text:p>
          </table:table-cell>
          <table:table-cell table:formula="of:=IF([.I6]&gt;90;[.I6]-180;IF([.I6]&lt;=-90;[.I6]+180;[.I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00000000" calcext:value-type="float">
            <text:p>61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7];[.C7]) )" office:value-type="float" office:value="0" calcext:value-type="float">
            <text:p>0</text:p>
          </table:table-cell>
          <table:table-cell table:formula="of:=IF([.I7]&gt;90;[.I7]-180;IF([.I7]&lt;=-90;[.I7]+180;[.I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00000000" calcext:value-type="float">
            <text:p>61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8];[.C8]) )" office:value-type="float" office:value="0" calcext:value-type="float">
            <text:p>0</text:p>
          </table:table-cell>
          <table:table-cell table:formula="of:=IF([.I8]&gt;90;[.I8]-180;IF([.I8]&lt;=-90;[.I8]+180;[.I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00000000" calcext:value-type="float">
            <text:p>62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9];[.C9]) )" office:value-type="float" office:value="0" calcext:value-type="float">
            <text:p>0</text:p>
          </table:table-cell>
          <table:table-cell table:formula="of:=IF([.I9]&gt;90;[.I9]-180;IF([.I9]&lt;=-90;[.I9]+180;[.I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00000000" calcext:value-type="float">
            <text:p>62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0];[.C10]) )" office:value-type="float" office:value="0" calcext:value-type="float">
            <text:p>0</text:p>
          </table:table-cell>
          <table:table-cell table:formula="of:=IF([.I10]&gt;90;[.I10]-180;IF([.I10]&lt;=-90;[.I10]+180;[.I1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00000000" calcext:value-type="float">
            <text:p>62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1];[.C11]) )" office:value-type="float" office:value="0" calcext:value-type="float">
            <text:p>0</text:p>
          </table:table-cell>
          <table:table-cell table:formula="of:=IF([.I11]&gt;90;[.I11]-180;IF([.I11]&lt;=-90;[.I11]+180;[.I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00000000" calcext:value-type="float">
            <text:p>62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2];[.C12]) )" office:value-type="float" office:value="0" calcext:value-type="float">
            <text:p>0</text:p>
          </table:table-cell>
          <table:table-cell table:formula="of:=IF([.I12]&gt;90;[.I12]-180;IF([.I12]&lt;=-90;[.I12]+180;[.I1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00000000" calcext:value-type="float">
            <text:p>62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];[.C13]) )" office:value-type="float" office:value="0" calcext:value-type="float">
            <text:p>0</text:p>
          </table:table-cell>
          <table:table-cell table:formula="of:=IF([.I13]&gt;90;[.I13]-180;IF([.I13]&lt;=-90;[.I13]+180;[.I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00000000" calcext:value-type="float">
            <text:p>62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];[.C14]) )" office:value-type="float" office:value="0" calcext:value-type="float">
            <text:p>0</text:p>
          </table:table-cell>
          <table:table-cell table:formula="of:=IF([.I14]&gt;90;[.I14]-180;IF([.I14]&lt;=-90;[.I14]+180;[.I1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00000000" calcext:value-type="float">
            <text:p>62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5];[.C15]) )" office:value-type="float" office:value="0" calcext:value-type="float">
            <text:p>0</text:p>
          </table:table-cell>
          <table:table-cell table:formula="of:=IF([.I15]&gt;90;[.I15]-180;IF([.I15]&lt;=-90;[.I15]+180;[.I1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00000000" calcext:value-type="float">
            <text:p>62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6];[.C16]) )" office:value-type="float" office:value="0" calcext:value-type="float">
            <text:p>0</text:p>
          </table:table-cell>
          <table:table-cell table:formula="of:=IF([.I16]&gt;90;[.I16]-180;IF([.I16]&lt;=-90;[.I16]+180;[.I1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00000000" calcext:value-type="float">
            <text:p>63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];[.C17]) )" office:value-type="float" office:value="0" calcext:value-type="float">
            <text:p>0</text:p>
          </table:table-cell>
          <table:table-cell table:formula="of:=IF([.I17]&gt;90;[.I17]-180;IF([.I17]&lt;=-90;[.I17]+180;[.I1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00000000" calcext:value-type="float">
            <text:p>63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8];[.C18]) )" office:value-type="float" office:value="0" calcext:value-type="float">
            <text:p>0</text:p>
          </table:table-cell>
          <table:table-cell table:formula="of:=IF([.I18]&gt;90;[.I18]-180;IF([.I18]&lt;=-90;[.I18]+180;[.I1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00000000" calcext:value-type="float">
            <text:p>63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9];[.C19]) )" office:value-type="float" office:value="0" calcext:value-type="float">
            <text:p>0</text:p>
          </table:table-cell>
          <table:table-cell table:formula="of:=IF([.I19]&gt;90;[.I19]-180;IF([.I19]&lt;=-90;[.I19]+180;[.I1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00000000" calcext:value-type="float">
            <text:p>63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0];[.C20]) )" office:value-type="float" office:value="0" calcext:value-type="float">
            <text:p>0</text:p>
          </table:table-cell>
          <table:table-cell table:formula="of:=IF([.I20]&gt;90;[.I20]-180;IF([.I20]&lt;=-90;[.I20]+180;[.I2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00000000" calcext:value-type="float">
            <text:p>63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1];[.C21]) )" office:value-type="float" office:value="0" calcext:value-type="float">
            <text:p>0</text:p>
          </table:table-cell>
          <table:table-cell table:formula="of:=IF([.I21]&gt;90;[.I21]-180;IF([.I21]&lt;=-90;[.I21]+180;[.I2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00000000" calcext:value-type="float">
            <text:p>63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2];[.C22]) )" office:value-type="float" office:value="0" calcext:value-type="float">
            <text:p>0</text:p>
          </table:table-cell>
          <table:table-cell table:formula="of:=IF([.I22]&gt;90;[.I22]-180;IF([.I22]&lt;=-90;[.I22]+180;[.I2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00000000" calcext:value-type="float">
            <text:p>63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3];[.C23]) )" office:value-type="float" office:value="0" calcext:value-type="float">
            <text:p>0</text:p>
          </table:table-cell>
          <table:table-cell table:formula="of:=IF([.I23]&gt;90;[.I23]-180;IF([.I23]&lt;=-90;[.I23]+180;[.I2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00000000" calcext:value-type="float">
            <text:p>63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4];[.C24]) )" office:value-type="float" office:value="0" calcext:value-type="float">
            <text:p>0</text:p>
          </table:table-cell>
          <table:table-cell table:formula="of:=IF([.I24]&gt;90;[.I24]-180;IF([.I24]&lt;=-90;[.I24]+180;[.I2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00000000" calcext:value-type="float">
            <text:p>64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5];[.C25]) )" office:value-type="float" office:value="0" calcext:value-type="float">
            <text:p>0</text:p>
          </table:table-cell>
          <table:table-cell table:formula="of:=IF([.I25]&gt;90;[.I25]-180;IF([.I25]&lt;=-90;[.I25]+180;[.I2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00000000" calcext:value-type="float">
            <text:p>64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6];[.C26]) )" office:value-type="float" office:value="0" calcext:value-type="float">
            <text:p>0</text:p>
          </table:table-cell>
          <table:table-cell table:formula="of:=IF([.I26]&gt;90;[.I26]-180;IF([.I26]&lt;=-90;[.I26]+180;[.I2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00000000" calcext:value-type="float">
            <text:p>64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7];[.C27]) )" office:value-type="float" office:value="0" calcext:value-type="float">
            <text:p>0</text:p>
          </table:table-cell>
          <table:table-cell table:formula="of:=IF([.I27]&gt;90;[.I27]-180;IF([.I27]&lt;=-90;[.I27]+180;[.I2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00000000" calcext:value-type="float">
            <text:p>64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8];[.C28]) )" office:value-type="float" office:value="0" calcext:value-type="float">
            <text:p>0</text:p>
          </table:table-cell>
          <table:table-cell table:formula="of:=IF([.I28]&gt;90;[.I28]-180;IF([.I28]&lt;=-90;[.I28]+180;[.I2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00000000" calcext:value-type="float">
            <text:p>64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9];[.C29]) )" office:value-type="float" office:value="0" calcext:value-type="float">
            <text:p>0</text:p>
          </table:table-cell>
          <table:table-cell table:formula="of:=IF([.I29]&gt;90;[.I29]-180;IF([.I29]&lt;=-90;[.I29]+180;[.I2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00000000" calcext:value-type="float">
            <text:p>64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];[.C30]) )" office:value-type="float" office:value="0" calcext:value-type="float">
            <text:p>0</text:p>
          </table:table-cell>
          <table:table-cell table:formula="of:=IF([.I30]&gt;90;[.I30]-180;IF([.I30]&lt;=-90;[.I30]+180;[.I3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00000000" calcext:value-type="float">
            <text:p>64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];[.C31]) )" office:value-type="float" office:value="0" calcext:value-type="float">
            <text:p>0</text:p>
          </table:table-cell>
          <table:table-cell table:formula="of:=IF([.I31]&gt;90;[.I31]-180;IF([.I31]&lt;=-90;[.I31]+180;[.I3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00000000" calcext:value-type="float">
            <text:p>64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2];[.C32]) )" office:value-type="float" office:value="0" calcext:value-type="float">
            <text:p>0</text:p>
          </table:table-cell>
          <table:table-cell table:formula="of:=IF([.I32]&gt;90;[.I32]-180;IF([.I32]&lt;=-90;[.I32]+180;[.I3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00000000" calcext:value-type="float">
            <text:p>65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3];[.C33]) )" office:value-type="float" office:value="0" calcext:value-type="float">
            <text:p>0</text:p>
          </table:table-cell>
          <table:table-cell table:formula="of:=IF([.I33]&gt;90;[.I33]-180;IF([.I33]&lt;=-90;[.I33]+180;[.I3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00000000" calcext:value-type="float">
            <text:p>65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4];[.C34]) )" office:value-type="float" office:value="0" calcext:value-type="float">
            <text:p>0</text:p>
          </table:table-cell>
          <table:table-cell table:formula="of:=IF([.I34]&gt;90;[.I34]-180;IF([.I34]&lt;=-90;[.I34]+180;[.I3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00000000" calcext:value-type="float">
            <text:p>65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7310072581355" calcext:value-type="float">
            <text:p>0.297310072581355</text:p>
          </table:table-cell>
          <table:table-cell/>
          <table:table-cell table:formula="of:=DEGREES( ATAN2([.B35];[.C35]) )" office:value-type="float" office:value="0" calcext:value-type="float">
            <text:p>0</text:p>
          </table:table-cell>
          <table:table-cell table:formula="of:=IF([.I35]&gt;90;[.I35]-180;IF([.I35]&lt;=-90;[.I35]+180;[.I3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00000000" calcext:value-type="float">
            <text:p>65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36];[.C36]) )" office:value-type="float" office:value="0" calcext:value-type="float">
            <text:p>0</text:p>
          </table:table-cell>
          <table:table-cell table:formula="of:=IF([.I36]&gt;90;[.I36]-180;IF([.I36]&lt;=-90;[.I36]+180;[.I3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00000000" calcext:value-type="float">
            <text:p>65700000000</text:p>
          </table:table-cell>
          <table:table-cell office:value-type="float" office:value="0.25659745908257" calcext:value-type="float">
            <text:p>0.256597459082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22709549452331" calcext:value-type="float">
            <text:p>0.222709549452331</text:p>
          </table:table-cell>
          <table:table-cell/>
          <table:table-cell table:formula="of:=DEGREES( ATAN2([.B37];[.C37]) )" office:value-type="float" office:value="0" calcext:value-type="float">
            <text:p>0</text:p>
          </table:table-cell>
          <table:table-cell table:formula="of:=IF([.I37]&gt;90;[.I37]-180;IF([.I37]&lt;=-90;[.I37]+180;[.I3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00000000" calcext:value-type="float">
            <text:p>6580000000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1186020546331" calcext:value-type="float">
            <text:p>-0.051186020546331</text:p>
          </table:table-cell>
          <table:table-cell/>
          <table:table-cell table:formula="of:=DEGREES( ATAN2([.B38];[.C38]) )" office:value-type="float" office:value="0" calcext:value-type="float">
            <text:p>0</text:p>
          </table:table-cell>
          <table:table-cell table:formula="of:=IF([.I38]&gt;90;[.I38]-180;IF([.I38]&lt;=-90;[.I38]+180;[.I3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00000000" calcext:value-type="float">
            <text:p>6590000000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06699587596994" calcext:value-type="float">
            <text:p>-0.306699587596994</text:p>
          </table:table-cell>
          <table:table-cell/>
          <table:table-cell table:formula="of:=DEGREES( ATAN2([.B39];[.C39]) )" office:value-type="float" office:value="0" calcext:value-type="float">
            <text:p>0</text:p>
          </table:table-cell>
          <table:table-cell table:formula="of:=IF([.I39]&gt;90;[.I39]-180;IF([.I39]&lt;=-90;[.I39]+180;[.I3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0000000" calcext:value-type="float">
            <text:p>66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0];[.C40]) )" office:value-type="float" office:value="0" calcext:value-type="float">
            <text:p>0</text:p>
          </table:table-cell>
          <table:table-cell table:formula="of:=IF([.I40]&gt;90;[.I40]-180;IF([.I40]&lt;=-90;[.I40]+180;[.I4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00000000" calcext:value-type="float">
            <text:p>66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1];[.C41]) )" office:value-type="float" office:value="0" calcext:value-type="float">
            <text:p>0</text:p>
          </table:table-cell>
          <table:table-cell table:formula="of:=IF([.I41]&gt;90;[.I41]-180;IF([.I41]&lt;=-90;[.I41]+180;[.I4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00000000" calcext:value-type="float">
            <text:p>66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2];[.C42]) )" office:value-type="float" office:value="0" calcext:value-type="float">
            <text:p>0</text:p>
          </table:table-cell>
          <table:table-cell table:formula="of:=IF([.I42]&gt;90;[.I42]-180;IF([.I42]&lt;=-90;[.I42]+180;[.I4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00000000" calcext:value-type="float">
            <text:p>66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3];[.C43]) )" office:value-type="float" office:value="0" calcext:value-type="float">
            <text:p>0</text:p>
          </table:table-cell>
          <table:table-cell table:formula="of:=IF([.I43]&gt;90;[.I43]-180;IF([.I43]&lt;=-90;[.I43]+180;[.I4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00000000" calcext:value-type="float">
            <text:p>66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4];[.C44]) )" office:value-type="float" office:value="0" calcext:value-type="float">
            <text:p>0</text:p>
          </table:table-cell>
          <table:table-cell table:formula="of:=IF([.I44]&gt;90;[.I44]-180;IF([.I44]&lt;=-90;[.I44]+180;[.I4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0000000" calcext:value-type="float">
            <text:p>66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5];[.C45]) )" office:value-type="float" office:value="0" calcext:value-type="float">
            <text:p>0</text:p>
          </table:table-cell>
          <table:table-cell table:formula="of:=IF([.I45]&gt;90;[.I45]-180;IF([.I45]&lt;=-90;[.I45]+180;[.I4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00000000" calcext:value-type="float">
            <text:p>66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6];[.C46]) )" office:value-type="float" office:value="0" calcext:value-type="float">
            <text:p>0</text:p>
          </table:table-cell>
          <table:table-cell table:formula="of:=IF([.I46]&gt;90;[.I46]-180;IF([.I46]&lt;=-90;[.I46]+180;[.I4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00000000" calcext:value-type="float">
            <text:p>66900000000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7];[.C47]) )" office:value-type="float" office:value="0" calcext:value-type="float">
            <text:p>0</text:p>
          </table:table-cell>
          <table:table-cell table:formula="of:=IF([.I47]&gt;90;[.I47]-180;IF([.I47]&lt;=-90;[.I47]+180;[.I4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00000000" calcext:value-type="float">
            <text:p>67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8];[.C48]) )" office:value-type="float" office:value="0" calcext:value-type="float">
            <text:p>0</text:p>
          </table:table-cell>
          <table:table-cell table:formula="of:=IF([.I48]&gt;90;[.I48]-180;IF([.I48]&lt;=-90;[.I48]+180;[.I4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0000000" calcext:value-type="float">
            <text:p>67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49];[.C49]) )" office:value-type="float" office:value="0" calcext:value-type="float">
            <text:p>0</text:p>
          </table:table-cell>
          <table:table-cell table:formula="of:=IF([.I49]&gt;90;[.I49]-180;IF([.I49]&lt;=-90;[.I49]+180;[.I4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00000000" calcext:value-type="float">
            <text:p>67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0];[.C50]) )" office:value-type="float" office:value="0" calcext:value-type="float">
            <text:p>0</text:p>
          </table:table-cell>
          <table:table-cell table:formula="of:=IF([.I50]&gt;90;[.I50]-180;IF([.I50]&lt;=-90;[.I50]+180;[.I5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00000000" calcext:value-type="float">
            <text:p>67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1];[.C51]) )" office:value-type="float" office:value="0" calcext:value-type="float">
            <text:p>0</text:p>
          </table:table-cell>
          <table:table-cell table:formula="of:=IF([.I51]&gt;90;[.I51]-180;IF([.I51]&lt;=-90;[.I51]+180;[.I5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00000000" calcext:value-type="float">
            <text:p>67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2];[.C52]) )" office:value-type="float" office:value="0" calcext:value-type="float">
            <text:p>0</text:p>
          </table:table-cell>
          <table:table-cell table:formula="of:=IF([.I52]&gt;90;[.I52]-180;IF([.I52]&lt;=-90;[.I52]+180;[.I5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00000000" calcext:value-type="float">
            <text:p>67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3];[.C53]) )" office:value-type="float" office:value="0" calcext:value-type="float">
            <text:p>0</text:p>
          </table:table-cell>
          <table:table-cell table:formula="of:=IF([.I53]&gt;90;[.I53]-180;IF([.I53]&lt;=-90;[.I53]+180;[.I5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00000000" calcext:value-type="float">
            <text:p>67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4];[.C54]) )" office:value-type="float" office:value="0" calcext:value-type="float">
            <text:p>0</text:p>
          </table:table-cell>
          <table:table-cell table:formula="of:=IF([.I54]&gt;90;[.I54]-180;IF([.I54]&lt;=-90;[.I54]+180;[.I5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00000000" calcext:value-type="float">
            <text:p>67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5];[.C55]) )" office:value-type="float" office:value="0" calcext:value-type="float">
            <text:p>0</text:p>
          </table:table-cell>
          <table:table-cell table:formula="of:=IF([.I55]&gt;90;[.I55]-180;IF([.I55]&lt;=-90;[.I55]+180;[.I5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00000000" calcext:value-type="float">
            <text:p>68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6];[.C56]) )" office:value-type="float" office:value="0" calcext:value-type="float">
            <text:p>0</text:p>
          </table:table-cell>
          <table:table-cell table:formula="of:=IF([.I56]&gt;90;[.I56]-180;IF([.I56]&lt;=-90;[.I56]+180;[.I5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00000000" calcext:value-type="float">
            <text:p>68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7];[.C57]) )" office:value-type="float" office:value="0" calcext:value-type="float">
            <text:p>0</text:p>
          </table:table-cell>
          <table:table-cell table:formula="of:=IF([.I57]&gt;90;[.I57]-180;IF([.I57]&lt;=-90;[.I57]+180;[.I5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00000000" calcext:value-type="float">
            <text:p>68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8];[.C58]) )" office:value-type="float" office:value="0" calcext:value-type="float">
            <text:p>0</text:p>
          </table:table-cell>
          <table:table-cell table:formula="of:=IF([.I58]&gt;90;[.I58]-180;IF([.I58]&lt;=-90;[.I58]+180;[.I5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00000000" calcext:value-type="float">
            <text:p>68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59];[.C59]) )" office:value-type="float" office:value="0" calcext:value-type="float">
            <text:p>0</text:p>
          </table:table-cell>
          <table:table-cell table:formula="of:=IF([.I59]&gt;90;[.I59]-180;IF([.I59]&lt;=-90;[.I59]+180;[.I5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00000000" calcext:value-type="float">
            <text:p>68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60];[.C60]) )" office:value-type="float" office:value="0" calcext:value-type="float">
            <text:p>0</text:p>
          </table:table-cell>
          <table:table-cell table:formula="of:=IF([.I60]&gt;90;[.I60]-180;IF([.I60]&lt;=-90;[.I60]+180;[.I6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00000000" calcext:value-type="float">
            <text:p>68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61];[.C61]) )" office:value-type="float" office:value="0" calcext:value-type="float">
            <text:p>0</text:p>
          </table:table-cell>
          <table:table-cell table:formula="of:=IF([.I61]&gt;90;[.I61]-180;IF([.I61]&lt;=-90;[.I61]+180;[.I6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00000000" calcext:value-type="float">
            <text:p>68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9123906062949" calcext:value-type="float">
            <text:p>-0.499123906062949</text:p>
          </table:table-cell>
          <table:table-cell/>
          <table:table-cell table:formula="of:=DEGREES( ATAN2([.B62];[.C62]) )" office:value-type="float" office:value="0" calcext:value-type="float">
            <text:p>0</text:p>
          </table:table-cell>
          <table:table-cell table:formula="of:=IF([.I62]&gt;90;[.I62]-180;IF([.I62]&lt;=-90;[.I62]+180;[.I6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00000000" calcext:value-type="float">
            <text:p>68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1351347398847" calcext:value-type="float">
            <text:p>-0.491351347398847</text:p>
          </table:table-cell>
          <table:table-cell/>
          <table:table-cell table:formula="of:=DEGREES( ATAN2([.B63];[.C63]) )" office:value-type="float" office:value="0" calcext:value-type="float">
            <text:p>0</text:p>
          </table:table-cell>
          <table:table-cell table:formula="of:=IF([.I63]&gt;90;[.I63]-180;IF([.I63]&lt;=-90;[.I63]+180;[.I6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00000000" calcext:value-type="float">
            <text:p>69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31052727437263" calcext:value-type="float">
            <text:p>-0.431052727437263</text:p>
          </table:table-cell>
          <table:table-cell/>
          <table:table-cell table:formula="of:=DEGREES( ATAN2([.B64];[.C64]) )" office:value-type="float" office:value="0" calcext:value-type="float">
            <text:p>0</text:p>
          </table:table-cell>
          <table:table-cell table:formula="of:=IF([.I64]&gt;90;[.I64]-180;IF([.I64]&lt;=-90;[.I64]+180;[.I6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00000000" calcext:value-type="float">
            <text:p>69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25255909833875" calcext:value-type="float">
            <text:p>-0.325255909833875</text:p>
          </table:table-cell>
          <table:table-cell/>
          <table:table-cell table:formula="of:=DEGREES( ATAN2([.B65];[.C65]) )" office:value-type="float" office:value="0" calcext:value-type="float">
            <text:p>0</text:p>
          </table:table-cell>
          <table:table-cell table:formula="of:=IF([.I65]&gt;90;[.I65]-180;IF([.I65]&lt;=-90;[.I65]+180;[.I6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00000000" calcext:value-type="float">
            <text:p>69300000000</text:p>
          </table:table-cell>
          <table:table-cell office:value-type="float" office:value="-0.299873918851009" calcext:value-type="float">
            <text:p>-0.2998739188510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63655372873486" calcext:value-type="float">
            <text:p>-0.263655372873486</text:p>
          </table:table-cell>
          <table:table-cell/>
          <table:table-cell table:formula="of:=DEGREES( ATAN2([.B66];[.C66]) )" office:value-type="float" office:value="180" calcext:value-type="float">
            <text:p>180</text:p>
          </table:table-cell>
          <table:table-cell table:formula="of:=IF([.I66]&gt;90;[.I66]-180;IF([.I66]&lt;=-90;[.I66]+180;[.I6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00000000" calcext:value-type="float">
            <text:p>694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46890283081509" calcext:value-type="float">
            <text:p>-0.246890283081509</text:p>
          </table:table-cell>
          <table:table-cell/>
          <table:table-cell table:formula="of:=DEGREES( ATAN2([.B67];[.C67]) )" office:value-type="float" office:value="180" calcext:value-type="float">
            <text:p>180</text:p>
          </table:table-cell>
          <table:table-cell table:formula="of:=IF([.I67]&gt;90;[.I67]-180;IF([.I67]&lt;=-90;[.I67]+180;[.I6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00000000" calcext:value-type="float">
            <text:p>695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6406651496628" calcext:value-type="float">
            <text:p>-0.196406651496628</text:p>
          </table:table-cell>
          <table:table-cell/>
          <table:table-cell table:formula="of:=DEGREES( ATAN2([.B68];[.C68]) )" office:value-type="float" office:value="180" calcext:value-type="float">
            <text:p>180</text:p>
          </table:table-cell>
          <table:table-cell table:formula="of:=IF([.I68]&gt;90;[.I68]-180;IF([.I68]&lt;=-90;[.I68]+180;[.I6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00000000" calcext:value-type="float">
            <text:p>697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935078882640199" calcext:value-type="float">
            <text:p>-0.09350788826402</text:p>
          </table:table-cell>
          <table:table-cell/>
          <table:table-cell table:formula="of:=DEGREES( ATAN2([.B69];[.C69]) )" office:value-type="float" office:value="180" calcext:value-type="float">
            <text:p>180</text:p>
          </table:table-cell>
          <table:table-cell table:formula="of:=IF([.I69]&gt;90;[.I69]-180;IF([.I69]&lt;=-90;[.I69]+180;[.I6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00000000" calcext:value-type="float">
            <text:p>698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4850348232347" calcext:value-type="float">
            <text:p>0.014485034823235</text:p>
          </table:table-cell>
          <table:table-cell/>
          <table:table-cell table:formula="of:=DEGREES( ATAN2([.B70];[.C70]) )" office:value-type="float" office:value="180" calcext:value-type="float">
            <text:p>180</text:p>
          </table:table-cell>
          <table:table-cell table:formula="of:=IF([.I70]&gt;90;[.I70]-180;IF([.I70]&lt;=-90;[.I70]+180;[.I7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00000000" calcext:value-type="float">
            <text:p>699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01465842713822" calcext:value-type="float">
            <text:p>0.060146584271382</text:p>
          </table:table-cell>
          <table:table-cell/>
          <table:table-cell table:formula="of:=DEGREES( ATAN2([.B71];[.C71]) )" office:value-type="float" office:value="180" calcext:value-type="float">
            <text:p>180</text:p>
          </table:table-cell>
          <table:table-cell table:formula="of:=IF([.I71]&gt;90;[.I71]-180;IF([.I71]&lt;=-90;[.I71]+180;[.I7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0000000" calcext:value-type="float">
            <text:p>700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94517996291391" calcext:value-type="float">
            <text:p>0.019451799629139</text:p>
          </table:table-cell>
          <table:table-cell/>
          <table:table-cell table:formula="of:=DEGREES( ATAN2([.B72];[.C72]) )" office:value-type="float" office:value="180" calcext:value-type="float">
            <text:p>180</text:p>
          </table:table-cell>
          <table:table-cell table:formula="of:=IF([.I72]&gt;90;[.I72]-180;IF([.I72]&lt;=-90;[.I72]+180;[.I7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0000000" calcext:value-type="float">
            <text:p>702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239564475503577" calcext:value-type="float">
            <text:p>-0.023956447550358</text:p>
          </table:table-cell>
          <table:table-cell/>
          <table:table-cell table:formula="of:=DEGREES( ATAN2([.B73];[.C73]) )" office:value-type="float" office:value="180" calcext:value-type="float">
            <text:p>180</text:p>
          </table:table-cell>
          <table:table-cell table:formula="of:=IF([.I73]&gt;90;[.I73]-180;IF([.I73]&lt;=-90;[.I73]+180;[.I7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00000000" calcext:value-type="float">
            <text:p>703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593154795057732" calcext:value-type="float">
            <text:p>-0.059315479505773</text:p>
          </table:table-cell>
          <table:table-cell/>
          <table:table-cell table:formula="of:=DEGREES( ATAN2([.B74];[.C74]) )" office:value-type="float" office:value="180" calcext:value-type="float">
            <text:p>180</text:p>
          </table:table-cell>
          <table:table-cell table:formula="of:=IF([.I74]&gt;90;[.I74]-180;IF([.I74]&lt;=-90;[.I74]+180;[.I7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00000000" calcext:value-type="float">
            <text:p>704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68044673432692" calcext:value-type="float">
            <text:p>-0.046804467343269</text:p>
          </table:table-cell>
          <table:table-cell/>
          <table:table-cell table:formula="of:=DEGREES( ATAN2([.B75];[.C75]) )" office:value-type="float" office:value="180" calcext:value-type="float">
            <text:p>180</text:p>
          </table:table-cell>
          <table:table-cell table:formula="of:=IF([.I75]&gt;90;[.I75]-180;IF([.I75]&lt;=-90;[.I75]+180;[.I7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00000000" calcext:value-type="float">
            <text:p>705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57992715486376" calcext:value-type="float">
            <text:p>-0.035799271548638</text:p>
          </table:table-cell>
          <table:table-cell/>
          <table:table-cell table:formula="of:=DEGREES( ATAN2([.B76];[.C76]) )" office:value-type="float" office:value="180" calcext:value-type="float">
            <text:p>180</text:p>
          </table:table-cell>
          <table:table-cell table:formula="of:=IF([.I76]&gt;90;[.I76]-180;IF([.I76]&lt;=-90;[.I76]+180;[.I7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0000000" calcext:value-type="float">
            <text:p>707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19515704125954" calcext:value-type="float">
            <text:p>0.119515704125954</text:p>
          </table:table-cell>
          <table:table-cell/>
          <table:table-cell table:formula="of:=DEGREES( ATAN2([.B77];[.C77]) )" office:value-type="float" office:value="180" calcext:value-type="float">
            <text:p>180</text:p>
          </table:table-cell>
          <table:table-cell table:formula="of:=IF([.I77]&gt;90;[.I77]-180;IF([.I77]&lt;=-90;[.I77]+180;[.I7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00000000" calcext:value-type="float">
            <text:p>708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9095545379461" calcext:value-type="float">
            <text:p>0.139095545379461</text:p>
          </table:table-cell>
          <table:table-cell/>
          <table:table-cell table:formula="of:=DEGREES( ATAN2([.B78];[.C78]) )" office:value-type="float" office:value="180" calcext:value-type="float">
            <text:p>180</text:p>
          </table:table-cell>
          <table:table-cell table:formula="of:=IF([.I78]&gt;90;[.I78]-180;IF([.I78]&lt;=-90;[.I78]+180;[.I7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00000000" calcext:value-type="float">
            <text:p>709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812139084169719" calcext:value-type="float">
            <text:p>0.081213908416972</text:p>
          </table:table-cell>
          <table:table-cell/>
          <table:table-cell table:formula="of:=DEGREES( ATAN2([.B79];[.C79]) )" office:value-type="float" office:value="180" calcext:value-type="float">
            <text:p>180</text:p>
          </table:table-cell>
          <table:table-cell table:formula="of:=IF([.I79]&gt;90;[.I79]-180;IF([.I79]&lt;=-90;[.I79]+180;[.I7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00000000" calcext:value-type="float">
            <text:p>710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13998250700721" calcext:value-type="float">
            <text:p>0.061399825070072</text:p>
          </table:table-cell>
          <table:table-cell/>
          <table:table-cell table:formula="of:=DEGREES( ATAN2([.B80];[.C80]) )" office:value-type="float" office:value="180" calcext:value-type="float">
            <text:p>180</text:p>
          </table:table-cell>
          <table:table-cell table:formula="of:=IF([.I80]&gt;90;[.I80]-180;IF([.I80]&lt;=-90;[.I80]+180;[.I8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00000000" calcext:value-type="float">
            <text:p>712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7985049605334" calcext:value-type="float">
            <text:p>0.012798504960533</text:p>
          </table:table-cell>
          <table:table-cell/>
          <table:table-cell table:formula="of:=DEGREES( ATAN2([.B81];[.C81]) )" office:value-type="float" office:value="180" calcext:value-type="float">
            <text:p>180</text:p>
          </table:table-cell>
          <table:table-cell table:formula="of:=IF([.I81]&gt;90;[.I81]-180;IF([.I81]&lt;=-90;[.I81]+180;[.I8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00000000" calcext:value-type="float">
            <text:p>713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61313298202975" calcext:value-type="float">
            <text:p>-0.161313298202975</text:p>
          </table:table-cell>
          <table:table-cell/>
          <table:table-cell table:formula="of:=DEGREES( ATAN2([.B82];[.C82]) )" office:value-type="float" office:value="180" calcext:value-type="float">
            <text:p>180</text:p>
          </table:table-cell>
          <table:table-cell table:formula="of:=IF([.I82]&gt;90;[.I82]-180;IF([.I82]&lt;=-90;[.I82]+180;[.I8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00000000" calcext:value-type="float">
            <text:p>71400000000</text:p>
          </table:table-cell>
          <table:table-cell office:value-type="float" office:value="-0.377853401953015" calcext:value-type="float">
            <text:p>-0.377853401953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38282461120994" calcext:value-type="float">
            <text:p>-0.338282461120994</text:p>
          </table:table-cell>
          <table:table-cell/>
          <table:table-cell table:formula="of:=DEGREES( ATAN2([.B83];[.C83]) )" office:value-type="float" office:value="180" calcext:value-type="float">
            <text:p>180</text:p>
          </table:table-cell>
          <table:table-cell table:formula="of:=IF([.I83]&gt;90;[.I83]-180;IF([.I83]&lt;=-90;[.I83]+180;[.I8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00000000" calcext:value-type="float">
            <text:p>71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96676190320071" calcext:value-type="float">
            <text:p>-0.496676190320071</text:p>
          </table:table-cell>
          <table:table-cell/>
          <table:table-cell table:formula="of:=DEGREES( ATAN2([.B84];[.C84]) )" office:value-type="float" office:value="0" calcext:value-type="float">
            <text:p>0</text:p>
          </table:table-cell>
          <table:table-cell table:formula="of:=IF([.I84]&gt;90;[.I84]-180;IF([.I84]&lt;=-90;[.I84]+180;[.I8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00000000" calcext:value-type="float">
            <text:p>71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07203339611985" calcext:value-type="float">
            <text:p>-0.407203339611985</text:p>
          </table:table-cell>
          <table:table-cell/>
          <table:table-cell table:formula="of:=DEGREES( ATAN2([.B85];[.C85]) )" office:value-type="float" office:value="0" calcext:value-type="float">
            <text:p>0</text:p>
          </table:table-cell>
          <table:table-cell table:formula="of:=IF([.I85]&gt;90;[.I85]-180;IF([.I85]&lt;=-90;[.I85]+180;[.I8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0000000" calcext:value-type="float">
            <text:p>71800000000</text:p>
          </table:table-cell>
          <table:table-cell office:value-type="float" office:value="-0.321543553793332" calcext:value-type="float">
            <text:p>-0.3215435537933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52021899745789" calcext:value-type="float">
            <text:p>-0.252021899745789</text:p>
          </table:table-cell>
          <table:table-cell/>
          <table:table-cell table:formula="of:=DEGREES( ATAN2([.B86];[.C86]) )" office:value-type="float" office:value="180" calcext:value-type="float">
            <text:p>180</text:p>
          </table:table-cell>
          <table:table-cell table:formula="of:=IF([.I86]&gt;90;[.I86]-180;IF([.I86]&lt;=-90;[.I86]+180;[.I8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00000000" calcext:value-type="float">
            <text:p>719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19987355292815" calcext:value-type="float">
            <text:p>-0.419987355292815</text:p>
          </table:table-cell>
          <table:table-cell/>
          <table:table-cell table:formula="of:=DEGREES( ATAN2([.B87];[.C87]) )" office:value-type="float" office:value="180" calcext:value-type="float">
            <text:p>180</text:p>
          </table:table-cell>
          <table:table-cell table:formula="of:=IF([.I87]&gt;90;[.I87]-180;IF([.I87]&lt;=-90;[.I87]+180;[.I8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00000000" calcext:value-type="float">
            <text:p>720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1811407614654" calcext:value-type="float">
            <text:p>-0.41811407614654</text:p>
          </table:table-cell>
          <table:table-cell/>
          <table:table-cell table:formula="of:=DEGREES( ATAN2([.B88];[.C88]) )" office:value-type="float" office:value="180" calcext:value-type="float">
            <text:p>180</text:p>
          </table:table-cell>
          <table:table-cell table:formula="of:=IF([.I88]&gt;90;[.I88]-180;IF([.I88]&lt;=-90;[.I88]+180;[.I8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00000000" calcext:value-type="float">
            <text:p>722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75405551822629" calcext:value-type="float">
            <text:p>-0.275405551822629</text:p>
          </table:table-cell>
          <table:table-cell/>
          <table:table-cell table:formula="of:=DEGREES( ATAN2([.B89];[.C89]) )" office:value-type="float" office:value="180" calcext:value-type="float">
            <text:p>180</text:p>
          </table:table-cell>
          <table:table-cell table:formula="of:=IF([.I89]&gt;90;[.I89]-180;IF([.I89]&lt;=-90;[.I89]+180;[.I8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00000000" calcext:value-type="float">
            <text:p>723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26327241708395" calcext:value-type="float">
            <text:p>-0.126327241708395</text:p>
          </table:table-cell>
          <table:table-cell/>
          <table:table-cell table:formula="of:=DEGREES( ATAN2([.B90];[.C90]) )" office:value-type="float" office:value="180" calcext:value-type="float">
            <text:p>180</text:p>
          </table:table-cell>
          <table:table-cell table:formula="of:=IF([.I90]&gt;90;[.I90]-180;IF([.I90]&lt;=-90;[.I90]+180;[.I9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00000000" calcext:value-type="float">
            <text:p>724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77757286540203" calcext:value-type="float">
            <text:p>-0.177757286540203</text:p>
          </table:table-cell>
          <table:table-cell/>
          <table:table-cell table:formula="of:=DEGREES( ATAN2([.B91];[.C91]) )" office:value-type="float" office:value="180" calcext:value-type="float">
            <text:p>180</text:p>
          </table:table-cell>
          <table:table-cell table:formula="of:=IF([.I91]&gt;90;[.I91]-180;IF([.I91]&lt;=-90;[.I91]+180;[.I9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00000000" calcext:value-type="float">
            <text:p>725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98561754089494" calcext:value-type="float">
            <text:p>-0.198561754089494</text:p>
          </table:table-cell>
          <table:table-cell/>
          <table:table-cell table:formula="of:=DEGREES( ATAN2([.B92];[.C92]) )" office:value-type="float" office:value="180" calcext:value-type="float">
            <text:p>180</text:p>
          </table:table-cell>
          <table:table-cell table:formula="of:=IF([.I92]&gt;90;[.I92]-180;IF([.I92]&lt;=-90;[.I92]+180;[.I9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00000000" calcext:value-type="float">
            <text:p>727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223928048877912" calcext:value-type="float">
            <text:p>-0.223928048877912</text:p>
          </table:table-cell>
          <table:table-cell/>
          <table:table-cell table:formula="of:=DEGREES( ATAN2([.B93];[.C93]) )" office:value-type="float" office:value="180" calcext:value-type="float">
            <text:p>180</text:p>
          </table:table-cell>
          <table:table-cell table:formula="of:=IF([.I93]&gt;90;[.I93]-180;IF([.I93]&lt;=-90;[.I93]+180;[.I9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00000000" calcext:value-type="float">
            <text:p>728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14264338406614" calcext:value-type="float">
            <text:p>-0.314264338406614</text:p>
          </table:table-cell>
          <table:table-cell/>
          <table:table-cell table:formula="of:=DEGREES( ATAN2([.B94];[.C94]) )" office:value-type="float" office:value="180" calcext:value-type="float">
            <text:p>180</text:p>
          </table:table-cell>
          <table:table-cell table:formula="of:=IF([.I94]&gt;90;[.I94]-180;IF([.I94]&lt;=-90;[.I94]+180;[.I9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00000000" calcext:value-type="float">
            <text:p>729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12198802285535" calcext:value-type="float">
            <text:p>-0.312198802285535</text:p>
          </table:table-cell>
          <table:table-cell/>
          <table:table-cell table:formula="of:=DEGREES( ATAN2([.B95];[.C95]) )" office:value-type="float" office:value="180" calcext:value-type="float">
            <text:p>180</text:p>
          </table:table-cell>
          <table:table-cell table:formula="of:=IF([.I95]&gt;90;[.I95]-180;IF([.I95]&lt;=-90;[.I95]+180;[.I9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00000000" calcext:value-type="float">
            <text:p>730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49376507085595" calcext:value-type="float">
            <text:p>-0.449376507085595</text:p>
          </table:table-cell>
          <table:table-cell/>
          <table:table-cell table:formula="of:=DEGREES( ATAN2([.B96];[.C96]) )" office:value-type="float" office:value="180" calcext:value-type="float">
            <text:p>180</text:p>
          </table:table-cell>
          <table:table-cell table:formula="of:=IF([.I96]&gt;90;[.I96]-180;IF([.I96]&lt;=-90;[.I96]+180;[.I9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00000000" calcext:value-type="float">
            <text:p>732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86087041326043" calcext:value-type="float">
            <text:p>-0.386087041326043</text:p>
          </table:table-cell>
          <table:table-cell/>
          <table:table-cell table:formula="of:=DEGREES( ATAN2([.B97];[.C97]) )" office:value-type="float" office:value="180" calcext:value-type="float">
            <text:p>180</text:p>
          </table:table-cell>
          <table:table-cell table:formula="of:=IF([.I97]&gt;90;[.I97]-180;IF([.I97]&lt;=-90;[.I97]+180;[.I9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00000000" calcext:value-type="float">
            <text:p>733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40182108738505" calcext:value-type="float">
            <text:p>-0.340182108738505</text:p>
          </table:table-cell>
          <table:table-cell/>
          <table:table-cell table:formula="of:=DEGREES( ATAN2([.B98];[.C98]) )" office:value-type="float" office:value="180" calcext:value-type="float">
            <text:p>180</text:p>
          </table:table-cell>
          <table:table-cell table:formula="of:=IF([.I98]&gt;90;[.I98]-180;IF([.I98]&lt;=-90;[.I98]+180;[.I9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00000000" calcext:value-type="float">
            <text:p>734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562714086161" calcext:value-type="float">
            <text:p>-0.48562714086161</text:p>
          </table:table-cell>
          <table:table-cell/>
          <table:table-cell table:formula="of:=DEGREES( ATAN2([.B99];[.C99]) )" office:value-type="float" office:value="180" calcext:value-type="float">
            <text:p>180</text:p>
          </table:table-cell>
          <table:table-cell table:formula="of:=IF([.I99]&gt;90;[.I99]-180;IF([.I99]&lt;=-90;[.I99]+180;[.I9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00000000" calcext:value-type="float">
            <text:p>735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9932183357864" calcext:value-type="float">
            <text:p>-0.49932183357864</text:p>
          </table:table-cell>
          <table:table-cell/>
          <table:table-cell table:formula="of:=DEGREES( ATAN2([.B100];[.C100]) )" office:value-type="float" office:value="180" calcext:value-type="float">
            <text:p>180</text:p>
          </table:table-cell>
          <table:table-cell table:formula="of:=IF([.I100]&gt;90;[.I100]-180;IF([.I100]&lt;=-90;[.I100]+180;[.I10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00000000" calcext:value-type="float">
            <text:p>737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69145171555758" calcext:value-type="float">
            <text:p>-0.369145171555758</text:p>
          </table:table-cell>
          <table:table-cell/>
          <table:table-cell table:formula="of:=DEGREES( ATAN2([.B101];[.C101]) )" office:value-type="float" office:value="180" calcext:value-type="float">
            <text:p>180</text:p>
          </table:table-cell>
          <table:table-cell table:formula="of:=IF([.I101]&gt;90;[.I101]-180;IF([.I101]&lt;=-90;[.I101]+180;[.I10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00000000" calcext:value-type="float">
            <text:p>73800000000</text:p>
          </table:table-cell>
          <table:table-cell office:value-type="float" office:value="-0.373467651976502" calcext:value-type="float">
            <text:p>-0.3734676519765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317562047897996" calcext:value-type="float">
            <text:p>-0.317562047897996</text:p>
          </table:table-cell>
          <table:table-cell/>
          <table:table-cell table:formula="of:=DEGREES( ATAN2([.B102];[.C102]) )" office:value-type="float" office:value="180" calcext:value-type="float">
            <text:p>180</text:p>
          </table:table-cell>
          <table:table-cell table:formula="of:=IF([.I102]&gt;90;[.I102]-180;IF([.I102]&lt;=-90;[.I102]+180;[.I10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00000000" calcext:value-type="float">
            <text:p>739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68933815840639" calcext:value-type="float">
            <text:p>-0.468933815840639</text:p>
          </table:table-cell>
          <table:table-cell/>
          <table:table-cell table:formula="of:=DEGREES( ATAN2([.B103];[.C103]) )" office:value-type="float" office:value="180" calcext:value-type="float">
            <text:p>180</text:p>
          </table:table-cell>
          <table:table-cell table:formula="of:=IF([.I103]&gt;90;[.I103]-180;IF([.I103]&lt;=-90;[.I103]+180;[.I10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00000000" calcext:value-type="float">
            <text:p>74000000000</text:p>
          </table:table-cell>
          <table:table-cell office:value-type="float" office:value="-0.4" calcext:value-type="float">
            <text:p>-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487558802583315" calcext:value-type="float">
            <text:p>-0.487558802583315</text:p>
          </table:table-cell>
          <table:table-cell/>
          <table:table-cell table:formula="of:=DEGREES( ATAN2([.B104];[.C104]) )" office:value-type="float" office:value="180" calcext:value-type="float">
            <text:p>180</text:p>
          </table:table-cell>
          <table:table-cell table:formula="of:=IF([.I104]&gt;90;[.I104]-180;IF([.I104]&lt;=-90;[.I104]+180;[.I10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00000000" calcext:value-type="float">
            <text:p>74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28590244030518" calcext:value-type="float">
            <text:p>-0.428590244030518</text:p>
          </table:table-cell>
          <table:table-cell/>
          <table:table-cell table:formula="of:=DEGREES( ATAN2([.B105];[.C105]) )" office:value-type="float" office:value="0" calcext:value-type="float">
            <text:p>0</text:p>
          </table:table-cell>
          <table:table-cell table:formula="of:=IF([.I105]&gt;90;[.I105]-180;IF([.I105]&lt;=-90;[.I105]+180;[.I10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00000000" calcext:value-type="float">
            <text:p>74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64191771332757" calcext:value-type="float">
            <text:p>-0.364191771332757</text:p>
          </table:table-cell>
          <table:table-cell/>
          <table:table-cell table:formula="of:=DEGREES( ATAN2([.B106];[.C106]) )" office:value-type="float" office:value="0" calcext:value-type="float">
            <text:p>0</text:p>
          </table:table-cell>
          <table:table-cell table:formula="of:=IF([.I106]&gt;90;[.I106]-180;IF([.I106]&lt;=-90;[.I106]+180;[.I10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00000000" calcext:value-type="float">
            <text:p>74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08621321095869" calcext:value-type="float">
            <text:p>-0.408621321095869</text:p>
          </table:table-cell>
          <table:table-cell/>
          <table:table-cell table:formula="of:=DEGREES( ATAN2([.B107];[.C107]) )" office:value-type="float" office:value="0" calcext:value-type="float">
            <text:p>0</text:p>
          </table:table-cell>
          <table:table-cell table:formula="of:=IF([.I107]&gt;90;[.I107]-180;IF([.I107]&lt;=-90;[.I107]+180;[.I10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0000000" calcext:value-type="float">
            <text:p>74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DEGREES( ATAN2([.B108];[.C108]) )" office:value-type="float" office:value="0" calcext:value-type="float">
            <text:p>0</text:p>
          </table:table-cell>
          <table:table-cell table:formula="of:=IF([.I108]&gt;90;[.I108]-180;IF([.I108]&lt;=-90;[.I108]+180;[.I10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00000000" calcext:value-type="float">
            <text:p>74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52754257036819" calcext:value-type="float">
            <text:p>-0.452754257036819</text:p>
          </table:table-cell>
          <table:table-cell/>
          <table:table-cell table:formula="of:=DEGREES( ATAN2([.B109];[.C109]) )" office:value-type="float" office:value="0" calcext:value-type="float">
            <text:p>0</text:p>
          </table:table-cell>
          <table:table-cell table:formula="of:=IF([.I109]&gt;90;[.I109]-180;IF([.I109]&lt;=-90;[.I109]+180;[.I10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00000000" calcext:value-type="float">
            <text:p>74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14956448349264" calcext:value-type="float">
            <text:p>-0.414956448349264</text:p>
          </table:table-cell>
          <table:table-cell/>
          <table:table-cell table:formula="of:=DEGREES( ATAN2([.B110];[.C110]) )" office:value-type="float" office:value="0" calcext:value-type="float">
            <text:p>0</text:p>
          </table:table-cell>
          <table:table-cell table:formula="of:=IF([.I110]&gt;90;[.I110]-180;IF([.I110]&lt;=-90;[.I110]+180;[.I11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00000000" calcext:value-type="float">
            <text:p>74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5028849805143" calcext:value-type="float">
            <text:p>-0.375028849805143</text:p>
          </table:table-cell>
          <table:table-cell/>
          <table:table-cell table:formula="of:=DEGREES( ATAN2([.B111];[.C111]) )" office:value-type="float" office:value="0" calcext:value-type="float">
            <text:p>0</text:p>
          </table:table-cell>
          <table:table-cell table:formula="of:=IF([.I111]&gt;90;[.I111]-180;IF([.I111]&lt;=-90;[.I111]+180;[.I1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00000000" calcext:value-type="float">
            <text:p>750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31050292391446" calcext:value-type="float">
            <text:p>-0.331050292391446</text:p>
          </table:table-cell>
          <table:table-cell/>
          <table:table-cell table:formula="of:=DEGREES( ATAN2([.B112];[.C112]) )" office:value-type="float" office:value="0" calcext:value-type="float">
            <text:p>0</text:p>
          </table:table-cell>
          <table:table-cell table:formula="of:=IF([.I112]&gt;90;[.I112]-180;IF([.I112]&lt;=-90;[.I112]+180;[.I11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00000000" calcext:value-type="float">
            <text:p>75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69193737270511" calcext:value-type="float">
            <text:p>-0.269193737270511</text:p>
          </table:table-cell>
          <table:table-cell/>
          <table:table-cell table:formula="of:=DEGREES( ATAN2([.B113];[.C113]) )" office:value-type="float" office:value="0" calcext:value-type="float">
            <text:p>0</text:p>
          </table:table-cell>
          <table:table-cell table:formula="of:=IF([.I113]&gt;90;[.I113]-180;IF([.I113]&lt;=-90;[.I113]+180;[.I1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00000000" calcext:value-type="float">
            <text:p>75300000000</text:p>
          </table:table-cell>
          <table:table-cell office:value-type="float" office:value="-0.250871705256497" calcext:value-type="float">
            <text:p>-0.250871705256497</text:p>
          </table:table-cell>
          <table:table-cell office:value-type="float" office:value="-0.25640885227069" calcext:value-type="float">
            <text:p>-0.256408852270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4];[.C114]) )" office:value-type="float" office:value="-134.374621102927" calcext:value-type="float">
            <text:p>-134.374621102927</text:p>
          </table:table-cell>
          <table:table-cell table:formula="of:=IF([.I114]&gt;90;[.I114]-180;IF([.I114]&lt;=-90;[.I114]+180;[.I114]))" office:value-type="float" office:value="45.6253788970735" calcext:value-type="float">
            <text:p>45.6253788970735</text:p>
          </table:table-cell>
        </table:table-row>
        <table:table-row table:style-name="ro1">
          <table:table-cell office:value-type="float" office:value="75400000000" calcext:value-type="float">
            <text:p>75400000000</text:p>
          </table:table-cell>
          <table:table-cell office:value-type="float" office:value="-0.273641254703636" calcext:value-type="float">
            <text:p>-0.273641254703636</text:p>
          </table:table-cell>
          <table:table-cell office:value-type="float" office:value="-0.29175411517958" calcext:value-type="float">
            <text:p>-0.291754115179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5];[.C115]) )" office:value-type="float" office:value="-133.165114697334" calcext:value-type="float">
            <text:p>-133.165114697334</text:p>
          </table:table-cell>
          <table:table-cell table:formula="of:=IF([.I115]&gt;90;[.I115]-180;IF([.I115]&lt;=-90;[.I115]+180;[.I115]))" office:value-type="float" office:value="46.8348853026662" calcext:value-type="float">
            <text:p>46.8348853026662</text:p>
          </table:table-cell>
        </table:table-row>
        <table:table-row table:style-name="ro1">
          <table:table-cell office:value-type="float" office:value="75500000000" calcext:value-type="float">
            <text:p>75500000000</text:p>
          </table:table-cell>
          <table:table-cell office:value-type="float" office:value="-0.273641254703636" calcext:value-type="float">
            <text:p>-0.273641254703636</text:p>
          </table:table-cell>
          <table:table-cell office:value-type="float" office:value="-0.29175411517958" calcext:value-type="float">
            <text:p>-0.291754115179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6];[.C116]) )" office:value-type="float" office:value="-133.165114697334" calcext:value-type="float">
            <text:p>-133.165114697334</text:p>
          </table:table-cell>
          <table:table-cell table:formula="of:=IF([.I116]&gt;90;[.I116]-180;IF([.I116]&lt;=-90;[.I116]+180;[.I116]))" office:value-type="float" office:value="46.8348853026662" calcext:value-type="float">
            <text:p>46.8348853026662</text:p>
          </table:table-cell>
        </table:table-row>
        <table:table-row table:style-name="ro1">
          <table:table-cell office:value-type="float" office:value="75700000000" calcext:value-type="float">
            <text:p>75700000000</text:p>
          </table:table-cell>
          <table:table-cell office:value-type="float" office:value="-0.276680826808541" calcext:value-type="float">
            <text:p>-0.276680826808541</text:p>
          </table:table-cell>
          <table:table-cell office:value-type="float" office:value="-0.288873190304227" calcext:value-type="float">
            <text:p>-0.288873190304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7];[.C117]) )" office:value-type="float" office:value="-133.764993692395" calcext:value-type="float">
            <text:p>-133.764993692395</text:p>
          </table:table-cell>
          <table:table-cell table:formula="of:=IF([.I117]&gt;90;[.I117]-180;IF([.I117]&lt;=-90;[.I117]+180;[.I117]))" office:value-type="float" office:value="46.2350063076045" calcext:value-type="float">
            <text:p>46.2350063076045</text:p>
          </table:table-cell>
        </table:table-row>
        <table:table-row table:style-name="ro1">
          <table:table-cell office:value-type="float" office:value="75800000000" calcext:value-type="float">
            <text:p>75800000000</text:p>
          </table:table-cell>
          <table:table-cell office:value-type="float" office:value="-0.278398925299044" calcext:value-type="float">
            <text:p>-0.278398925299044</text:p>
          </table:table-cell>
          <table:table-cell office:value-type="float" office:value="-0.287217754312538" calcext:value-type="float">
            <text:p>-0.287217754312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8];[.C118]) )" office:value-type="float" office:value="-134.106743554505" calcext:value-type="float">
            <text:p>-134.106743554505</text:p>
          </table:table-cell>
          <table:table-cell table:formula="of:=IF([.I118]&gt;90;[.I118]-180;IF([.I118]&lt;=-90;[.I118]+180;[.I118]))" office:value-type="float" office:value="45.8932564454951" calcext:value-type="float">
            <text:p>45.8932564454951</text:p>
          </table:table-cell>
        </table:table-row>
        <table:table-row table:style-name="ro1">
          <table:table-cell office:value-type="float" office:value="75900000000" calcext:value-type="float">
            <text:p>75900000000</text:p>
          </table:table-cell>
          <table:table-cell office:value-type="float" office:value="-0.282063465250181" calcext:value-type="float">
            <text:p>-0.282063465250181</text:p>
          </table:table-cell>
          <table:table-cell office:value-type="float" office:value="-0.283619818720519" calcext:value-type="float">
            <text:p>-0.283619818720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19];[.C119]) )" office:value-type="float" office:value="-134.842363628535" calcext:value-type="float">
            <text:p>-134.842363628535</text:p>
          </table:table-cell>
          <table:table-cell table:formula="of:=IF([.I119]&gt;90;[.I119]-180;IF([.I119]&lt;=-90;[.I119]+180;[.I119]))" office:value-type="float" office:value="45.157636371465" calcext:value-type="float">
            <text:p>45.157636371465</text:p>
          </table:table-cell>
        </table:table-row>
        <table:table-row table:style-name="ro1">
          <table:table-cell office:value-type="float" office:value="76000000000" calcext:value-type="float">
            <text:p>76000000000</text:p>
          </table:table-cell>
          <table:table-cell office:value-type="float" office:value="-0.284169713513922" calcext:value-type="float">
            <text:p>-0.284169713513922</text:p>
          </table:table-cell>
          <table:table-cell office:value-type="float" office:value="-0.281509456184718" calcext:value-type="float">
            <text:p>-0.2815094561847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20];[.C120]) )" office:value-type="float" office:value="-135.269446714515" calcext:value-type="float">
            <text:p>-135.269446714515</text:p>
          </table:table-cell>
          <table:table-cell table:formula="of:=IF([.I120]&gt;90;[.I120]-180;IF([.I120]&lt;=-90;[.I120]+180;[.I120]))" office:value-type="float" office:value="44.7305532854852" calcext:value-type="float">
            <text:p>44.7305532854852</text:p>
          </table:table-cell>
        </table:table-row>
        <table:table-row table:style-name="ro1">
          <table:table-cell office:value-type="float" office:value="76200000000" calcext:value-type="float">
            <text:p>76200000000</text:p>
          </table:table-cell>
          <table:table-cell office:value-type="float" office:value="-0.286995005516387" calcext:value-type="float">
            <text:p>-0.286995005516387</text:p>
          </table:table-cell>
          <table:table-cell office:value-type="float" office:value="-0.278628546291741" calcext:value-type="float">
            <text:p>-0.2786285462917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21];[.C121]) )" office:value-type="float" office:value="-135.847432618551" calcext:value-type="float">
            <text:p>-135.847432618551</text:p>
          </table:table-cell>
          <table:table-cell table:formula="of:=IF([.I121]&gt;90;[.I121]-180;IF([.I121]&lt;=-90;[.I121]+180;[.I121]))" office:value-type="float" office:value="44.1525673814494" calcext:value-type="float">
            <text:p>44.1525673814494</text:p>
          </table:table-cell>
        </table:table-row>
        <table:table-row table:style-name="ro1">
          <table:table-cell office:value-type="float" office:value="76300000000" calcext:value-type="float">
            <text:p>76300000000</text:p>
          </table:table-cell>
          <table:table-cell office:value-type="float" office:value="-0.199896502929848" calcext:value-type="float">
            <text:p>-0.199896502929848</text:p>
          </table:table-cell>
          <table:table-cell office:value-type="float" office:value="-0.192850018237685" calcext:value-type="float">
            <text:p>-0.1928500182376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22];[.C122]) )" office:value-type="float" office:value="-136.027865300636" calcext:value-type="float">
            <text:p>-136.027865300636</text:p>
          </table:table-cell>
          <table:table-cell table:formula="of:=IF([.I122]&gt;90;[.I122]-180;IF([.I122]&lt;=-90;[.I122]+180;[.I122]))" office:value-type="float" office:value="43.9721346993643" calcext:value-type="float">
            <text:p>43.9721346993643</text:p>
          </table:table-cell>
        </table:table-row>
        <table:table-row table:style-name="ro1">
          <table:table-cell office:value-type="float" office:value="76400000000" calcext:value-type="float">
            <text:p>76400000000</text:p>
          </table:table-cell>
          <table:table-cell office:value-type="float" office:value="-0.130967589775235" calcext:value-type="float">
            <text:p>-0.130967589775235</text:p>
          </table:table-cell>
          <table:table-cell office:value-type="float" office:value="-0.125389300891527" calcext:value-type="float">
            <text:p>-0.1253893008915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23];[.C123]) )" office:value-type="float" office:value="-136.24655116104" calcext:value-type="float">
            <text:p>-136.24655116104</text:p>
          </table:table-cell>
          <table:table-cell table:formula="of:=IF([.I123]&gt;90;[.I123]-180;IF([.I123]&lt;=-90;[.I123]+180;[.I123]))" office:value-type="float" office:value="43.7534488389601" calcext:value-type="float">
            <text:p>43.7534488389601</text:p>
          </table:table-cell>
        </table:table-row>
        <table:table-row table:style-name="ro1">
          <table:table-cell office:value-type="float" office:value="76500000000" calcext:value-type="float">
            <text:p>765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51197479434952" calcext:value-type="float">
            <text:p>-0.251197479434952</text:p>
          </table:table-cell>
          <table:table-cell/>
          <table:table-cell table:formula="of:=DEGREES( ATAN2([.B124];[.C124]) )" office:value-type="float" office:value="0" calcext:value-type="float">
            <text:p>0</text:p>
          </table:table-cell>
          <table:table-cell table:formula="of:=IF([.I124]&gt;90;[.I124]-180;IF([.I124]&lt;=-90;[.I124]+180;[.I12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00000000" calcext:value-type="float">
            <text:p>76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31932694203528" calcext:value-type="float">
            <text:p>-0.131932694203528</text:p>
          </table:table-cell>
          <table:table-cell/>
          <table:table-cell table:formula="of:=DEGREES( ATAN2([.B125];[.C125]) )" office:value-type="float" office:value="0" calcext:value-type="float">
            <text:p>0</text:p>
          </table:table-cell>
          <table:table-cell table:formula="of:=IF([.I125]&gt;90;[.I125]-180;IF([.I125]&lt;=-90;[.I125]+180;[.I12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00000000" calcext:value-type="float">
            <text:p>76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26];[.C126]) )" office:value-type="float" office:value="0" calcext:value-type="float">
            <text:p>0</text:p>
          </table:table-cell>
          <table:table-cell table:formula="of:=IF([.I126]&gt;90;[.I126]-180;IF([.I126]&lt;=-90;[.I126]+180;[.I12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00000000" calcext:value-type="float">
            <text:p>76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27];[.C127]) )" office:value-type="float" office:value="0" calcext:value-type="float">
            <text:p>0</text:p>
          </table:table-cell>
          <table:table-cell table:formula="of:=IF([.I127]&gt;90;[.I127]-180;IF([.I127]&lt;=-90;[.I127]+180;[.I12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00000000" calcext:value-type="float">
            <text:p>77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28];[.C128]) )" office:value-type="float" office:value="0" calcext:value-type="float">
            <text:p>0</text:p>
          </table:table-cell>
          <table:table-cell table:formula="of:=IF([.I128]&gt;90;[.I128]-180;IF([.I128]&lt;=-90;[.I128]+180;[.I12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00000000" calcext:value-type="float">
            <text:p>77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29];[.C129]) )" office:value-type="float" office:value="0" calcext:value-type="float">
            <text:p>0</text:p>
          </table:table-cell>
          <table:table-cell table:formula="of:=IF([.I129]&gt;90;[.I129]-180;IF([.I129]&lt;=-90;[.I129]+180;[.I12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00000000" calcext:value-type="float">
            <text:p>77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0];[.C130]) )" office:value-type="float" office:value="0" calcext:value-type="float">
            <text:p>0</text:p>
          </table:table-cell>
          <table:table-cell table:formula="of:=IF([.I130]&gt;90;[.I130]-180;IF([.I130]&lt;=-90;[.I130]+180;[.I13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00000000" calcext:value-type="float">
            <text:p>77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1];[.C131]) )" office:value-type="float" office:value="0" calcext:value-type="float">
            <text:p>0</text:p>
          </table:table-cell>
          <table:table-cell table:formula="of:=IF([.I131]&gt;90;[.I131]-180;IF([.I131]&lt;=-90;[.I131]+180;[.I13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00000000" calcext:value-type="float">
            <text:p>77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2];[.C132]) )" office:value-type="float" office:value="0" calcext:value-type="float">
            <text:p>0</text:p>
          </table:table-cell>
          <table:table-cell table:formula="of:=IF([.I132]&gt;90;[.I132]-180;IF([.I132]&lt;=-90;[.I132]+180;[.I13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00000000" calcext:value-type="float">
            <text:p>77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3];[.C133]) )" office:value-type="float" office:value="0" calcext:value-type="float">
            <text:p>0</text:p>
          </table:table-cell>
          <table:table-cell table:formula="of:=IF([.I133]&gt;90;[.I133]-180;IF([.I133]&lt;=-90;[.I133]+180;[.I13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00000000" calcext:value-type="float">
            <text:p>77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4];[.C134]) )" office:value-type="float" office:value="0" calcext:value-type="float">
            <text:p>0</text:p>
          </table:table-cell>
          <table:table-cell table:formula="of:=IF([.I134]&gt;90;[.I134]-180;IF([.I134]&lt;=-90;[.I134]+180;[.I13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00000000" calcext:value-type="float">
            <text:p>77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5];[.C135]) )" office:value-type="float" office:value="0" calcext:value-type="float">
            <text:p>0</text:p>
          </table:table-cell>
          <table:table-cell table:formula="of:=IF([.I135]&gt;90;[.I135]-180;IF([.I135]&lt;=-90;[.I135]+180;[.I13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00000000" calcext:value-type="float">
            <text:p>78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6];[.C136]) )" office:value-type="float" office:value="0" calcext:value-type="float">
            <text:p>0</text:p>
          </table:table-cell>
          <table:table-cell table:formula="of:=IF([.I136]&gt;90;[.I136]-180;IF([.I136]&lt;=-90;[.I136]+180;[.I13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00000000" calcext:value-type="float">
            <text:p>78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7];[.C137]) )" office:value-type="float" office:value="0" calcext:value-type="float">
            <text:p>0</text:p>
          </table:table-cell>
          <table:table-cell table:formula="of:=IF([.I137]&gt;90;[.I137]-180;IF([.I137]&lt;=-90;[.I137]+180;[.I13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00000000" calcext:value-type="float">
            <text:p>78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8];[.C138]) )" office:value-type="float" office:value="0" calcext:value-type="float">
            <text:p>0</text:p>
          </table:table-cell>
          <table:table-cell table:formula="of:=IF([.I138]&gt;90;[.I138]-180;IF([.I138]&lt;=-90;[.I138]+180;[.I13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00000000" calcext:value-type="float">
            <text:p>78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39];[.C139]) )" office:value-type="float" office:value="0" calcext:value-type="float">
            <text:p>0</text:p>
          </table:table-cell>
          <table:table-cell table:formula="of:=IF([.I139]&gt;90;[.I139]-180;IF([.I139]&lt;=-90;[.I139]+180;[.I13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00000000" calcext:value-type="float">
            <text:p>78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0];[.C140]) )" office:value-type="float" office:value="0" calcext:value-type="float">
            <text:p>0</text:p>
          </table:table-cell>
          <table:table-cell table:formula="of:=IF([.I140]&gt;90;[.I140]-180;IF([.I140]&lt;=-90;[.I140]+180;[.I14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00000000" calcext:value-type="float">
            <text:p>78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1];[.C141]) )" office:value-type="float" office:value="0" calcext:value-type="float">
            <text:p>0</text:p>
          </table:table-cell>
          <table:table-cell table:formula="of:=IF([.I141]&gt;90;[.I141]-180;IF([.I141]&lt;=-90;[.I141]+180;[.I14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00000000" calcext:value-type="float">
            <text:p>78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2];[.C142]) )" office:value-type="float" office:value="0" calcext:value-type="float">
            <text:p>0</text:p>
          </table:table-cell>
          <table:table-cell table:formula="of:=IF([.I142]&gt;90;[.I142]-180;IF([.I142]&lt;=-90;[.I142]+180;[.I14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0000000" calcext:value-type="float">
            <text:p>78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3];[.C143]) )" office:value-type="float" office:value="0" calcext:value-type="float">
            <text:p>0</text:p>
          </table:table-cell>
          <table:table-cell table:formula="of:=IF([.I143]&gt;90;[.I143]-180;IF([.I143]&lt;=-90;[.I143]+180;[.I14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00000000" calcext:value-type="float">
            <text:p>79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4];[.C144]) )" office:value-type="float" office:value="0" calcext:value-type="float">
            <text:p>0</text:p>
          </table:table-cell>
          <table:table-cell table:formula="of:=IF([.I144]&gt;90;[.I144]-180;IF([.I144]&lt;=-90;[.I144]+180;[.I14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00000000" calcext:value-type="float">
            <text:p>79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5];[.C145]) )" office:value-type="float" office:value="0" calcext:value-type="float">
            <text:p>0</text:p>
          </table:table-cell>
          <table:table-cell table:formula="of:=IF([.I145]&gt;90;[.I145]-180;IF([.I145]&lt;=-90;[.I145]+180;[.I14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00000000" calcext:value-type="float">
            <text:p>79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6];[.C146]) )" office:value-type="float" office:value="0" calcext:value-type="float">
            <text:p>0</text:p>
          </table:table-cell>
          <table:table-cell table:formula="of:=IF([.I146]&gt;90;[.I146]-180;IF([.I146]&lt;=-90;[.I146]+180;[.I14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00000000" calcext:value-type="float">
            <text:p>79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7];[.C147]) )" office:value-type="float" office:value="0" calcext:value-type="float">
            <text:p>0</text:p>
          </table:table-cell>
          <table:table-cell table:formula="of:=IF([.I147]&gt;90;[.I147]-180;IF([.I147]&lt;=-90;[.I147]+180;[.I14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00000000" calcext:value-type="float">
            <text:p>79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8];[.C148]) )" office:value-type="float" office:value="0" calcext:value-type="float">
            <text:p>0</text:p>
          </table:table-cell>
          <table:table-cell table:formula="of:=IF([.I148]&gt;90;[.I148]-180;IF([.I148]&lt;=-90;[.I148]+180;[.I14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00000000" calcext:value-type="float">
            <text:p>79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49];[.C149]) )" office:value-type="float" office:value="0" calcext:value-type="float">
            <text:p>0</text:p>
          </table:table-cell>
          <table:table-cell table:formula="of:=IF([.I149]&gt;90;[.I149]-180;IF([.I149]&lt;=-90;[.I149]+180;[.I14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0000000" calcext:value-type="float">
            <text:p>79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50];[.C150]) )" office:value-type="float" office:value="0" calcext:value-type="float">
            <text:p>0</text:p>
          </table:table-cell>
          <table:table-cell table:formula="of:=IF([.I150]&gt;90;[.I150]-180;IF([.I150]&lt;=-90;[.I150]+180;[.I15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00000000" calcext:value-type="float">
            <text:p>79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51];[.C151]) )" office:value-type="float" office:value="0" calcext:value-type="float">
            <text:p>0</text:p>
          </table:table-cell>
          <table:table-cell table:formula="of:=IF([.I151]&gt;90;[.I151]-180;IF([.I151]&lt;=-90;[.I151]+180;[.I15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00000" calcext:value-type="float">
            <text:p>80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52];[.C152]) )" office:value-type="float" office:value="0" calcext:value-type="float">
            <text:p>0</text:p>
          </table:table-cell>
          <table:table-cell table:formula="of:=IF([.I152]&gt;90;[.I152]-180;IF([.I152]&lt;=-90;[.I152]+180;[.I15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0000000" calcext:value-type="float">
            <text:p>80300000000</text:p>
          </table:table-cell>
          <table:table-cell office:value-type="float" office:value="0" calcext:value-type="float">
            <text:p>0</text:p>
          </table:table-cell>
          <table:table-cell office:value-type="float" office:value="-0.386954492745364" calcext:value-type="float">
            <text:p>-0.3869544927453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3];[.C153]) )" office:value-type="float" office:value="-90" calcext:value-type="float">
            <text:p>-90</text:p>
          </table:table-cell>
          <table:table-cell table:formula="of:=IF([.I153]&gt;90;[.I153]-180;IF([.I153]&lt;=-90;[.I153]+180;[.I153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400000000" calcext:value-type="float">
            <text:p>80400000000</text:p>
          </table:table-cell>
          <table:table-cell office:value-type="float" office:value="0.00937290007071989" calcext:value-type="float">
            <text:p>0.00937290007072</text:p>
          </table:table-cell>
          <table:table-cell office:value-type="float" office:value="-0.399890170852278" calcext:value-type="float">
            <text:p>-0.3998901708522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4];[.C154]) )" office:value-type="float" office:value="-88.6573080691997" calcext:value-type="float">
            <text:p>-88.6573080691997</text:p>
          </table:table-cell>
          <table:table-cell table:formula="of:=IF([.I154]&gt;90;[.I154]-180;IF([.I154]&lt;=-90;[.I154]+180;[.I154]))" office:value-type="float" office:value="-88.6573080691997" calcext:value-type="float">
            <text:p>-88.6573080691997</text:p>
          </table:table-cell>
        </table:table-row>
        <table:table-row table:style-name="ro1">
          <table:table-cell office:value-type="float" office:value="80500000000" calcext:value-type="float">
            <text:p>80500000000</text:p>
          </table:table-cell>
          <table:table-cell office:value-type="float" office:value="0.0099850129391777" calcext:value-type="float">
            <text:p>0.009985012939178</text:p>
          </table:table-cell>
          <table:table-cell office:value-type="float" office:value="-0.399875354975278" calcext:value-type="float">
            <text:p>-0.3998753549752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5];[.C155]) )" office:value-type="float" office:value="-88.5696036709291" calcext:value-type="float">
            <text:p>-88.5696036709291</text:p>
          </table:table-cell>
          <table:table-cell table:formula="of:=IF([.I155]&gt;90;[.I155]-180;IF([.I155]&lt;=-90;[.I155]+180;[.I155]))" office:value-type="float" office:value="-88.5696036709291" calcext:value-type="float">
            <text:p>-88.5696036709291</text:p>
          </table:table-cell>
        </table:table-row>
        <table:table-row table:style-name="ro1">
          <table:table-cell office:value-type="float" office:value="80700000000" calcext:value-type="float">
            <text:p>80700000000</text:p>
          </table:table-cell>
          <table:table-cell office:value-type="float" office:value="0.014311732551019" calcext:value-type="float">
            <text:p>0.014311732551019</text:p>
          </table:table-cell>
          <table:table-cell office:value-type="float" office:value="-0.399743885896192" calcext:value-type="float">
            <text:p>-0.3997438858961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6];[.C156]) )" office:value-type="float" office:value="-87.9495576769185" calcext:value-type="float">
            <text:p>-87.9495576769185</text:p>
          </table:table-cell>
          <table:table-cell table:formula="of:=IF([.I156]&gt;90;[.I156]-180;IF([.I156]&lt;=-90;[.I156]+180;[.I156]))" office:value-type="float" office:value="-87.9495576769185" calcext:value-type="float">
            <text:p>-87.9495576769185</text:p>
          </table:table-cell>
        </table:table-row>
        <table:table-row table:style-name="ro1">
          <table:table-cell office:value-type="float" office:value="80800000000" calcext:value-type="float">
            <text:p>80800000000</text:p>
          </table:table-cell>
          <table:table-cell office:value-type="float" office:value="0.0184175014444107" calcext:value-type="float">
            <text:p>0.018417501444411</text:p>
          </table:table-cell>
          <table:table-cell office:value-type="float" office:value="-0.399575769586377" calcext:value-type="float">
            <text:p>-0.399575769586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7];[.C157]) )" office:value-type="float" office:value="-87.3609542095929" calcext:value-type="float">
            <text:p>-87.3609542095929</text:p>
          </table:table-cell>
          <table:table-cell table:formula="of:=IF([.I157]&gt;90;[.I157]-180;IF([.I157]&lt;=-90;[.I157]+180;[.I157]))" office:value-type="float" office:value="-87.3609542095929" calcext:value-type="float">
            <text:p>-87.3609542095929</text:p>
          </table:table-cell>
        </table:table-row>
        <table:table-row table:style-name="ro1">
          <table:table-cell office:value-type="float" office:value="80900000000" calcext:value-type="float">
            <text:p>80900000000</text:p>
          </table:table-cell>
          <table:table-cell office:value-type="float" office:value="0.0175273611480309" calcext:value-type="float">
            <text:p>0.017527361148031</text:p>
          </table:table-cell>
          <table:table-cell office:value-type="float" office:value="-0.399615805006742" calcext:value-type="float">
            <text:p>-0.3996158050067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8];[.C158]) )" office:value-type="float" office:value="-87.4885863385806" calcext:value-type="float">
            <text:p>-87.4885863385806</text:p>
          </table:table-cell>
          <table:table-cell table:formula="of:=IF([.I158]&gt;90;[.I158]-180;IF([.I158]&lt;=-90;[.I158]+180;[.I158]))" office:value-type="float" office:value="-87.4885863385806" calcext:value-type="float">
            <text:p>-87.4885863385806</text:p>
          </table:table-cell>
        </table:table-row>
        <table:table-row table:style-name="ro1">
          <table:table-cell office:value-type="float" office:value="81000000000" calcext:value-type="float">
            <text:p>81000000000</text:p>
          </table:table-cell>
          <table:table-cell office:value-type="float" office:value="0.0205319204876149" calcext:value-type="float">
            <text:p>0.020531920487615</text:p>
          </table:table-cell>
          <table:table-cell office:value-type="float" office:value="-0.399472702748373" calcext:value-type="float">
            <text:p>-0.3994727027483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59];[.C159]) )" office:value-type="float" office:value="-87.0577260357672" calcext:value-type="float">
            <text:p>-87.0577260357672</text:p>
          </table:table-cell>
          <table:table-cell table:formula="of:=IF([.I159]&gt;90;[.I159]-180;IF([.I159]&lt;=-90;[.I159]+180;[.I159]))" office:value-type="float" office:value="-87.0577260357672" calcext:value-type="float">
            <text:p>-87.0577260357672</text:p>
          </table:table-cell>
        </table:table-row>
        <table:table-row table:style-name="ro1">
          <table:table-cell office:value-type="float" office:value="81200000000" calcext:value-type="float">
            <text:p>81200000000</text:p>
          </table:table-cell>
          <table:table-cell office:value-type="float" office:value="0.0326580336868812" calcext:value-type="float">
            <text:p>0.032658033686881</text:p>
          </table:table-cell>
          <table:table-cell office:value-type="float" office:value="-0.398664586884396" calcext:value-type="float">
            <text:p>-0.3986645868843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0];[.C160]) )" office:value-type="float" office:value="-85.3168684994789" calcext:value-type="float">
            <text:p>-85.3168684994789</text:p>
          </table:table-cell>
          <table:table-cell table:formula="of:=IF([.I160]&gt;90;[.I160]-180;IF([.I160]&lt;=-90;[.I160]+180;[.I160]))" office:value-type="float" office:value="-85.3168684994789" calcext:value-type="float">
            <text:p>-85.3168684994789</text:p>
          </table:table-cell>
        </table:table-row>
        <table:table-row table:style-name="ro1">
          <table:table-cell office:value-type="float" office:value="81300000000" calcext:value-type="float">
            <text:p>81300000000</text:p>
          </table:table-cell>
          <table:table-cell office:value-type="float" office:value="0.0355226890233763" calcext:value-type="float">
            <text:p>0.035522689023376</text:p>
          </table:table-cell>
          <table:table-cell office:value-type="float" office:value="-0.398419550931614" calcext:value-type="float">
            <text:p>-0.3984195509316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1];[.C161]) )" office:value-type="float" office:value="-84.9050375619407" calcext:value-type="float">
            <text:p>-84.9050375619407</text:p>
          </table:table-cell>
          <table:table-cell table:formula="of:=IF([.I161]&gt;90;[.I161]-180;IF([.I161]&lt;=-90;[.I161]+180;[.I161]))" office:value-type="float" office:value="-84.9050375619407" calcext:value-type="float">
            <text:p>-84.9050375619407</text:p>
          </table:table-cell>
        </table:table-row>
        <table:table-row table:style-name="ro1">
          <table:table-cell office:value-type="float" office:value="81400000000" calcext:value-type="float">
            <text:p>81400000000</text:p>
          </table:table-cell>
          <table:table-cell office:value-type="float" office:value="0.0216210383974596" calcext:value-type="float">
            <text:p>0.02162103839746</text:p>
          </table:table-cell>
          <table:table-cell office:value-type="float" office:value="-0.399415235937008" calcext:value-type="float">
            <text:p>-0.3994152359370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2];[.C162]) )" office:value-type="float" office:value="-86.9015043231961" calcext:value-type="float">
            <text:p>-86.9015043231961</text:p>
          </table:table-cell>
          <table:table-cell table:formula="of:=IF([.I162]&gt;90;[.I162]-180;IF([.I162]&lt;=-90;[.I162]+180;[.I162]))" office:value-type="float" office:value="-86.9015043231961" calcext:value-type="float">
            <text:p>-86.9015043231961</text:p>
          </table:table-cell>
        </table:table-row>
        <table:table-row table:style-name="ro1">
          <table:table-cell office:value-type="float" office:value="81500000000" calcext:value-type="float">
            <text:p>81500000000</text:p>
          </table:table-cell>
          <table:table-cell office:value-type="float" office:value="0.0226057485519701" calcext:value-type="float">
            <text:p>0.02260574855197</text:p>
          </table:table-cell>
          <table:table-cell office:value-type="float" office:value="-0.399360714307761" calcext:value-type="float">
            <text:p>-0.3993607143077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3];[.C163]) )" office:value-type="float" office:value="-86.7602389100376" calcext:value-type="float">
            <text:p>-86.7602389100376</text:p>
          </table:table-cell>
          <table:table-cell table:formula="of:=IF([.I163]&gt;90;[.I163]-180;IF([.I163]&lt;=-90;[.I163]+180;[.I163]))" office:value-type="float" office:value="-86.7602389100376" calcext:value-type="float">
            <text:p>-86.7602389100376</text:p>
          </table:table-cell>
        </table:table-row>
        <table:table-row table:style-name="ro1">
          <table:table-cell office:value-type="float" office:value="81700000000" calcext:value-type="float">
            <text:p>81700000000</text:p>
          </table:table-cell>
          <table:table-cell office:value-type="float" office:value="0.0293496848366726" calcext:value-type="float">
            <text:p>0.029349684836673</text:p>
          </table:table-cell>
          <table:table-cell office:value-type="float" office:value="-0.398921791833923" calcext:value-type="float">
            <text:p>-0.3989217918339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4];[.C164]) )" office:value-type="float" office:value="-85.7921858925967" calcext:value-type="float">
            <text:p>-85.7921858925967</text:p>
          </table:table-cell>
          <table:table-cell table:formula="of:=IF([.I164]&gt;90;[.I164]-180;IF([.I164]&lt;=-90;[.I164]+180;[.I164]))" office:value-type="float" office:value="-85.7921858925967" calcext:value-type="float">
            <text:p>-85.7921858925967</text:p>
          </table:table-cell>
        </table:table-row>
        <table:table-row table:style-name="ro1">
          <table:table-cell office:value-type="float" office:value="81800000000" calcext:value-type="float">
            <text:p>81800000000</text:p>
          </table:table-cell>
          <table:table-cell office:value-type="float" office:value="0.0294290113375319" calcext:value-type="float">
            <text:p>0.029429011337532</text:p>
          </table:table-cell>
          <table:table-cell office:value-type="float" office:value="-0.389208080336284" calcext:value-type="float">
            <text:p>-0.3892080803362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5];[.C165]) )" office:value-type="float" office:value="-85.6759486535288" calcext:value-type="float">
            <text:p>-85.6759486535288</text:p>
          </table:table-cell>
          <table:table-cell table:formula="of:=IF([.I165]&gt;90;[.I165]-180;IF([.I165]&lt;=-90;[.I165]+180;[.I165]))" office:value-type="float" office:value="-85.6759486535288" calcext:value-type="float">
            <text:p>-85.6759486535288</text:p>
          </table:table-cell>
        </table:table-row>
        <table:table-row table:style-name="ro1">
          <table:table-cell office:value-type="float" office:value="81900000000" calcext:value-type="float">
            <text:p>81900000000</text:p>
          </table:table-cell>
          <table:table-cell office:value-type="float" office:value="0.0294290113375319" calcext:value-type="float">
            <text:p>0.029429011337532</text:p>
          </table:table-cell>
          <table:table-cell office:value-type="float" office:value="-0.273379789595231" calcext:value-type="float">
            <text:p>-0.273379789595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6];[.C166]) )" office:value-type="float" office:value="-83.8558375348066" calcext:value-type="float">
            <text:p>-83.8558375348066</text:p>
          </table:table-cell>
          <table:table-cell table:formula="of:=IF([.I166]&gt;90;[.I166]-180;IF([.I166]&lt;=-90;[.I166]+180;[.I166]))" office:value-type="float" office:value="-83.8558375348066" calcext:value-type="float">
            <text:p>-83.8558375348066</text:p>
          </table:table-cell>
        </table:table-row>
        <table:table-row table:style-name="ro1">
          <table:table-cell office:value-type="float" office:value="82000000000" calcext:value-type="float">
            <text:p>82000000000</text:p>
          </table:table-cell>
          <table:table-cell office:value-type="float" office:value="0.0294290113375319" calcext:value-type="float">
            <text:p>0.029429011337532</text:p>
          </table:table-cell>
          <table:table-cell office:value-type="float" office:value="-0.154669894549471" calcext:value-type="float">
            <text:p>-0.1546698945494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67];[.C167]) )" office:value-type="float" office:value="-79.2271133402116" calcext:value-type="float">
            <text:p>-79.2271133402116</text:p>
          </table:table-cell>
          <table:table-cell table:formula="of:=IF([.I167]&gt;90;[.I167]-180;IF([.I167]&lt;=-90;[.I167]+180;[.I167]))" office:value-type="float" office:value="-79.2271133402116" calcext:value-type="float">
            <text:p>-79.2271133402116</text:p>
          </table:table-cell>
        </table:table-row>
        <table:table-row table:style-name="ro1">
          <table:table-cell office:value-type="float" office:value="82200000000" calcext:value-type="float">
            <text:p>82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02459898765893" calcext:value-type="float">
            <text:p>0.302459898765893</text:p>
          </table:table-cell>
          <table:table-cell/>
          <table:table-cell table:formula="of:=DEGREES( ATAN2([.B168];[.C168]) )" office:value-type="float" office:value="0" calcext:value-type="float">
            <text:p>0</text:p>
          </table:table-cell>
          <table:table-cell table:formula="of:=IF([.I168]&gt;90;[.I168]-180;IF([.I168]&lt;=-90;[.I168]+180;[.I16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0000000" calcext:value-type="float">
            <text:p>82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1894639483014" calcext:value-type="float">
            <text:p>0.441894639483014</text:p>
          </table:table-cell>
          <table:table-cell/>
          <table:table-cell table:formula="of:=DEGREES( ATAN2([.B169];[.C169]) )" office:value-type="float" office:value="0" calcext:value-type="float">
            <text:p>0</text:p>
          </table:table-cell>
          <table:table-cell table:formula="of:=IF([.I169]&gt;90;[.I169]-180;IF([.I169]&lt;=-90;[.I169]+180;[.I16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00000000" calcext:value-type="float">
            <text:p>82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03319719362751" calcext:value-type="float">
            <text:p>0.303319719362751</text:p>
          </table:table-cell>
          <table:table-cell/>
          <table:table-cell table:formula="of:=DEGREES( ATAN2([.B170];[.C170]) )" office:value-type="float" office:value="0" calcext:value-type="float">
            <text:p>0</text:p>
          </table:table-cell>
          <table:table-cell table:formula="of:=IF([.I170]&gt;90;[.I170]-180;IF([.I170]&lt;=-90;[.I170]+180;[.I17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00000000" calcext:value-type="float">
            <text:p>82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1];[.C171]) )" office:value-type="float" office:value="0" calcext:value-type="float">
            <text:p>0</text:p>
          </table:table-cell>
          <table:table-cell table:formula="of:=IF([.I171]&gt;90;[.I171]-180;IF([.I171]&lt;=-90;[.I171]+180;[.I17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00000000" calcext:value-type="float">
            <text:p>82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78146167735719" calcext:value-type="float">
            <text:p>-0.178146167735719</text:p>
          </table:table-cell>
          <table:table-cell/>
          <table:table-cell table:formula="of:=DEGREES( ATAN2([.B172];[.C172]) )" office:value-type="float" office:value="0" calcext:value-type="float">
            <text:p>0</text:p>
          </table:table-cell>
          <table:table-cell table:formula="of:=IF([.I172]&gt;90;[.I172]-180;IF([.I172]&lt;=-90;[.I172]+180;[.I17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00000000" calcext:value-type="float">
            <text:p>82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05078379959849" calcext:value-type="float">
            <text:p>-0.205078379959849</text:p>
          </table:table-cell>
          <table:table-cell/>
          <table:table-cell table:formula="of:=DEGREES( ATAN2([.B173];[.C173]) )" office:value-type="float" office:value="0" calcext:value-type="float">
            <text:p>0</text:p>
          </table:table-cell>
          <table:table-cell table:formula="of:=IF([.I173]&gt;90;[.I173]-180;IF([.I173]&lt;=-90;[.I173]+180;[.I17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00000000" calcext:value-type="float">
            <text:p>82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4];[.C174]) )" office:value-type="float" office:value="0" calcext:value-type="float">
            <text:p>0</text:p>
          </table:table-cell>
          <table:table-cell table:formula="of:=IF([.I174]&gt;90;[.I174]-180;IF([.I174]&lt;=-90;[.I174]+180;[.I17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0000000" calcext:value-type="float">
            <text:p>83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5];[.C175]) )" office:value-type="float" office:value="0" calcext:value-type="float">
            <text:p>0</text:p>
          </table:table-cell>
          <table:table-cell table:formula="of:=IF([.I175]&gt;90;[.I175]-180;IF([.I175]&lt;=-90;[.I175]+180;[.I17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00000000" calcext:value-type="float">
            <text:p>83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6];[.C176]) )" office:value-type="float" office:value="0" calcext:value-type="float">
            <text:p>0</text:p>
          </table:table-cell>
          <table:table-cell table:formula="of:=IF([.I176]&gt;90;[.I176]-180;IF([.I176]&lt;=-90;[.I176]+180;[.I17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00000000" calcext:value-type="float">
            <text:p>83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7];[.C177]) )" office:value-type="float" office:value="0" calcext:value-type="float">
            <text:p>0</text:p>
          </table:table-cell>
          <table:table-cell table:formula="of:=IF([.I177]&gt;90;[.I177]-180;IF([.I177]&lt;=-90;[.I177]+180;[.I17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00000000" calcext:value-type="float">
            <text:p>83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8];[.C178]) )" office:value-type="float" office:value="0" calcext:value-type="float">
            <text:p>0</text:p>
          </table:table-cell>
          <table:table-cell table:formula="of:=IF([.I178]&gt;90;[.I178]-180;IF([.I178]&lt;=-90;[.I178]+180;[.I17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00000000" calcext:value-type="float">
            <text:p>835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79];[.C179]) )" office:value-type="float" office:value="0" calcext:value-type="float">
            <text:p>0</text:p>
          </table:table-cell>
          <table:table-cell table:formula="of:=IF([.I179]&gt;90;[.I179]-180;IF([.I179]&lt;=-90;[.I179]+180;[.I17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00000000" calcext:value-type="float">
            <text:p>83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80];[.C180]) )" office:value-type="float" office:value="0" calcext:value-type="float">
            <text:p>0</text:p>
          </table:table-cell>
          <table:table-cell table:formula="of:=IF([.I180]&gt;90;[.I180]-180;IF([.I180]&lt;=-90;[.I180]+180;[.I18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00000000" calcext:value-type="float">
            <text:p>83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81];[.C181]) )" office:value-type="float" office:value="0" calcext:value-type="float">
            <text:p>0</text:p>
          </table:table-cell>
          <table:table-cell table:formula="of:=IF([.I181]&gt;90;[.I181]-180;IF([.I181]&lt;=-90;[.I181]+180;[.I18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00000000" calcext:value-type="float">
            <text:p>83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82];[.C182]) )" office:value-type="float" office:value="0" calcext:value-type="float">
            <text:p>0</text:p>
          </table:table-cell>
          <table:table-cell table:formula="of:=IF([.I182]&gt;90;[.I182]-180;IF([.I182]&lt;=-90;[.I182]+180;[.I18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00000000" calcext:value-type="float">
            <text:p>840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183];[.C183]) )" office:value-type="float" office:value="0" calcext:value-type="float">
            <text:p>0</text:p>
          </table:table-cell>
          <table:table-cell table:formula="of:=IF([.I183]&gt;90;[.I183]-180;IF([.I183]&lt;=-90;[.I183]+180;[.I18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00000000" calcext:value-type="float">
            <text:p>155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1350006921654" calcext:value-type="float">
            <text:p>0.361350006921654</text:p>
          </table:table-cell>
          <table:table-cell/>
          <table:table-cell table:formula="of:=DEGREES( ATAN2([.B184];[.C184]) )" office:value-type="float" office:value="0" calcext:value-type="float">
            <text:p>0</text:p>
          </table:table-cell>
          <table:table-cell table:formula="of:=IF([.I184]&gt;90;[.I184]-180;IF([.I184]&lt;=-90;[.I184]+180;[.I18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00000000" calcext:value-type="float">
            <text:p>155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6697482097095" calcext:value-type="float">
            <text:p>0.236697482097095</text:p>
          </table:table-cell>
          <table:table-cell/>
          <table:table-cell table:formula="of:=DEGREES( ATAN2([.B185];[.C185]) )" office:value-type="float" office:value="0" calcext:value-type="float">
            <text:p>0</text:p>
          </table:table-cell>
          <table:table-cell table:formula="of:=IF([.I185]&gt;90;[.I185]-180;IF([.I185]&lt;=-90;[.I185]+180;[.I18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00000000" calcext:value-type="float">
            <text:p>156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33070682584622" calcext:value-type="float">
            <text:p>0.083307068258462</text:p>
          </table:table-cell>
          <table:table-cell/>
          <table:table-cell table:formula="of:=DEGREES( ATAN2([.B186];[.C186]) )" office:value-type="float" office:value="0" calcext:value-type="float">
            <text:p>0</text:p>
          </table:table-cell>
          <table:table-cell table:formula="of:=IF([.I186]&gt;90;[.I186]-180;IF([.I186]&lt;=-90;[.I186]+180;[.I18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00000000" calcext:value-type="float">
            <text:p>156200000000</text:p>
          </table:table-cell>
          <table:table-cell office:value-type="float" office:value="0" calcext:value-type="float">
            <text:p>0</text:p>
          </table:table-cell>
          <table:table-cell office:value-type="float" office:value="0.00658050671658597" calcext:value-type="float">
            <text:p>0.0065805067165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87];[.C187]) )" office:value-type="float" office:value="90" calcext:value-type="float">
            <text:p>90</text:p>
          </table:table-cell>
          <table:table-cell table:formula="of:=IF([.I187]&gt;90;[.I187]-180;IF([.I187]&lt;=-90;[.I187]+180;[.I187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6300000000" calcext:value-type="float">
            <text:p>156300000000</text:p>
          </table:table-cell>
          <table:table-cell office:value-type="float" office:value="0.00149340429367914" calcext:value-type="float">
            <text:p>0.001493404293679</text:p>
          </table:table-cell>
          <table:table-cell office:value-type="float" office:value="0.0065682936678389" calcext:value-type="float">
            <text:p>0.0065682936678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88];[.C188]) )" office:value-type="float" office:value="77.1906719966296" calcext:value-type="float">
            <text:p>77.1906719966296</text:p>
          </table:table-cell>
          <table:table-cell table:formula="of:=IF([.I188]&gt;90;[.I188]-180;IF([.I188]&lt;=-90;[.I188]+180;[.I188]))" office:value-type="float" office:value="77.1906719966296" calcext:value-type="float">
            <text:p>77.1906719966296</text:p>
          </table:table-cell>
        </table:table-row>
        <table:table-row table:style-name="ro1">
          <table:table-cell office:value-type="float" office:value="156400000000" calcext:value-type="float">
            <text:p>156400000000</text:p>
          </table:table-cell>
          <table:table-cell office:value-type="float" office:value="0.00149340429367974" calcext:value-type="float">
            <text:p>0.00149340429368</text:p>
          </table:table-cell>
          <table:table-cell office:value-type="float" office:value="0.00488049016216783" calcext:value-type="float">
            <text:p>0.0048804901621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89];[.C189]) )" office:value-type="float" office:value="72.9861651283429" calcext:value-type="float">
            <text:p>72.9861651283429</text:p>
          </table:table-cell>
          <table:table-cell table:formula="of:=IF([.I189]&gt;90;[.I189]-180;IF([.I189]&lt;=-90;[.I189]+180;[.I189]))" office:value-type="float" office:value="72.9861651283429" calcext:value-type="float">
            <text:p>72.9861651283429</text:p>
          </table:table-cell>
        </table:table-row>
        <table:table-row table:style-name="ro1">
          <table:table-cell office:value-type="float" office:value="156600000000" calcext:value-type="float">
            <text:p>156600000000</text:p>
          </table:table-cell>
          <table:table-cell office:value-type="float" office:value="0.00149340429367974" calcext:value-type="float">
            <text:p>0.001493404293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190];[.C190]) )" office:value-type="float" office:value="0" calcext:value-type="float">
            <text:p>0</text:p>
          </table:table-cell>
          <table:table-cell table:formula="of:=IF([.I190]&gt;90;[.I190]-180;IF([.I190]&lt;=-90;[.I190]+180;[.I19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00000000" calcext:value-type="float">
            <text:p>156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191];[.C191]) )" office:value-type="float" office:value="0" calcext:value-type="float">
            <text:p>0</text:p>
          </table:table-cell>
          <table:table-cell table:formula="of:=IF([.I191]&gt;90;[.I191]-180;IF([.I191]&lt;=-90;[.I191]+180;[.I19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00000000" calcext:value-type="float">
            <text:p>156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2982507699353" calcext:value-type="float">
            <text:p>0.372982507699353</text:p>
          </table:table-cell>
          <table:table-cell/>
          <table:table-cell table:formula="of:=DEGREES( ATAN2([.B192];[.C192]) )" office:value-type="float" office:value="0" calcext:value-type="float">
            <text:p>0</text:p>
          </table:table-cell>
          <table:table-cell table:formula="of:=IF([.I192]&gt;90;[.I192]-180;IF([.I192]&lt;=-90;[.I192]+180;[.I19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00000000" calcext:value-type="float">
            <text:p>156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193];[.C193]) )" office:value-type="float" office:value="0" calcext:value-type="float">
            <text:p>0</text:p>
          </table:table-cell>
          <table:table-cell table:formula="of:=IF([.I193]&gt;90;[.I193]-180;IF([.I193]&lt;=-90;[.I193]+180;[.I19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00000000" calcext:value-type="float">
            <text:p>157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194];[.C194]) )" office:value-type="float" office:value="0" calcext:value-type="float">
            <text:p>0</text:p>
          </table:table-cell>
          <table:table-cell table:formula="of:=IF([.I194]&gt;90;[.I194]-180;IF([.I194]&lt;=-90;[.I194]+180;[.I19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00000000" calcext:value-type="float">
            <text:p>157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0037630823302" calcext:value-type="float">
            <text:p>0.40037630823302</text:p>
          </table:table-cell>
          <table:table-cell/>
          <table:table-cell table:formula="of:=DEGREES( ATAN2([.B195];[.C195]) )" office:value-type="float" office:value="0" calcext:value-type="float">
            <text:p>0</text:p>
          </table:table-cell>
          <table:table-cell table:formula="of:=IF([.I195]&gt;90;[.I195]-180;IF([.I195]&lt;=-90;[.I195]+180;[.I19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00000000" calcext:value-type="float">
            <text:p>157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213363799766" calcext:value-type="float">
            <text:p>0.27213363799766</text:p>
          </table:table-cell>
          <table:table-cell/>
          <table:table-cell table:formula="of:=DEGREES( ATAN2([.B196];[.C196]) )" office:value-type="float" office:value="0" calcext:value-type="float">
            <text:p>0</text:p>
          </table:table-cell>
          <table:table-cell table:formula="of:=IF([.I196]&gt;90;[.I196]-180;IF([.I196]&lt;=-90;[.I196]+180;[.I19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00000000" calcext:value-type="float">
            <text:p>157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9442984264104" calcext:value-type="float">
            <text:p>0.169442984264104</text:p>
          </table:table-cell>
          <table:table-cell/>
          <table:table-cell table:formula="of:=DEGREES( ATAN2([.B197];[.C197]) )" office:value-type="float" office:value="0" calcext:value-type="float">
            <text:p>0</text:p>
          </table:table-cell>
          <table:table-cell table:formula="of:=IF([.I197]&gt;90;[.I197]-180;IF([.I197]&lt;=-90;[.I197]+180;[.I19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00000000" calcext:value-type="float">
            <text:p>157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61850539593856" calcext:value-type="float">
            <text:p>0.056185053959386</text:p>
          </table:table-cell>
          <table:table-cell/>
          <table:table-cell table:formula="of:=DEGREES( ATAN2([.B198];[.C198]) )" office:value-type="float" office:value="0" calcext:value-type="float">
            <text:p>0</text:p>
          </table:table-cell>
          <table:table-cell table:formula="of:=IF([.I198]&gt;90;[.I198]-180;IF([.I198]&lt;=-90;[.I198]+180;[.I19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00000000" calcext:value-type="float">
            <text:p>157700000000</text:p>
          </table:table-cell>
          <table:table-cell office:value-type="float" office:value="0.0103484442026983" calcext:value-type="float">
            <text:p>0.010348444202698</text:p>
          </table:table-cell>
          <table:table-cell office:value-type="float" office:value="0.00323796693311749" calcext:value-type="float">
            <text:p>0.0032379669331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199];[.C199]) )" office:value-type="float" office:value="17.3745926546194" calcext:value-type="float">
            <text:p>17.3745926546194</text:p>
          </table:table-cell>
          <table:table-cell table:formula="of:=IF([.I199]&gt;90;[.I199]-180;IF([.I199]&lt;=-90;[.I199]+180;[.I199]))" office:value-type="float" office:value="17.3745926546194" calcext:value-type="float">
            <text:p>17.3745926546194</text:p>
          </table:table-cell>
        </table:table-row>
        <table:table-row table:style-name="ro1">
          <table:table-cell office:value-type="float" office:value="157800000000" calcext:value-type="float">
            <text:p>157800000000</text:p>
          </table:table-cell>
          <table:table-cell office:value-type="float" office:value="0.0103664733043094" calcext:value-type="float">
            <text:p>0.010366473304309</text:p>
          </table:table-cell>
          <table:table-cell office:value-type="float" office:value="0.00317977334213662" calcext:value-type="float">
            <text:p>0.0031797733421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00];[.C200]) )" office:value-type="float" office:value="17.0526760082607" calcext:value-type="float">
            <text:p>17.0526760082607</text:p>
          </table:table-cell>
          <table:table-cell table:formula="of:=IF([.I200]&gt;90;[.I200]-180;IF([.I200]&lt;=-90;[.I200]+180;[.I200]))" office:value-type="float" office:value="17.0526760082607" calcext:value-type="float">
            <text:p>17.0526760082607</text:p>
          </table:table-cell>
        </table:table-row>
        <table:table-row table:style-name="ro1">
          <table:table-cell office:value-type="float" office:value="157900000000" calcext:value-type="float">
            <text:p>157900000000</text:p>
          </table:table-cell>
          <table:table-cell office:value-type="float" office:value="0.00771224906963983" calcext:value-type="float">
            <text:p>0.00771224906964</text:p>
          </table:table-cell>
          <table:table-cell office:value-type="float" office:value="0.00234928229086264" calcext:value-type="float">
            <text:p>0.0023492822908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01];[.C201]) )" office:value-type="float" office:value="16.9416278772747" calcext:value-type="float">
            <text:p>16.9416278772747</text:p>
          </table:table-cell>
          <table:table-cell table:formula="of:=IF([.I201]&gt;90;[.I201]-180;IF([.I201]&lt;=-90;[.I201]+180;[.I201]))" office:value-type="float" office:value="16.9416278772747" calcext:value-type="float">
            <text:p>16.9416278772747</text:p>
          </table:table-cell>
        </table:table-row>
        <table:table-row table:style-name="ro1">
          <table:table-cell office:value-type="float" office:value="158100000000" calcext:value-type="float">
            <text:p>158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8677829542952" calcext:value-type="float">
            <text:p>0.48677829542952</text:p>
          </table:table-cell>
          <table:table-cell/>
          <table:table-cell table:formula="of:=DEGREES( ATAN2([.B202];[.C202]) )" office:value-type="float" office:value="0" calcext:value-type="float">
            <text:p>0</text:p>
          </table:table-cell>
          <table:table-cell table:formula="of:=IF([.I202]&gt;90;[.I202]-180;IF([.I202]&lt;=-90;[.I202]+180;[.I20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00000000" calcext:value-type="float">
            <text:p>158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8677829542952" calcext:value-type="float">
            <text:p>0.48677829542952</text:p>
          </table:table-cell>
          <table:table-cell/>
          <table:table-cell table:formula="of:=DEGREES( ATAN2([.B203];[.C203]) )" office:value-type="float" office:value="0" calcext:value-type="float">
            <text:p>0</text:p>
          </table:table-cell>
          <table:table-cell table:formula="of:=IF([.I203]&gt;90;[.I203]-180;IF([.I203]&lt;=-90;[.I203]+180;[.I20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00000000" calcext:value-type="float">
            <text:p>158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1926798592523" calcext:value-type="float">
            <text:p>0.361926798592523</text:p>
          </table:table-cell>
          <table:table-cell/>
          <table:table-cell table:formula="of:=DEGREES( ATAN2([.B204];[.C204]) )" office:value-type="float" office:value="0" calcext:value-type="float">
            <text:p>0</text:p>
          </table:table-cell>
          <table:table-cell table:formula="of:=IF([.I204]&gt;90;[.I204]-180;IF([.I204]&lt;=-90;[.I204]+180;[.I20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00000000" calcext:value-type="float">
            <text:p>158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7075301755527" calcext:value-type="float">
            <text:p>0.237075301755527</text:p>
          </table:table-cell>
          <table:table-cell/>
          <table:table-cell table:formula="of:=DEGREES( ATAN2([.B205];[.C205]) )" office:value-type="float" office:value="0" calcext:value-type="float">
            <text:p>0</text:p>
          </table:table-cell>
          <table:table-cell table:formula="of:=IF([.I205]&gt;90;[.I205]-180;IF([.I205]&lt;=-90;[.I205]+180;[.I20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00000000" calcext:value-type="float">
            <text:p>158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68328966061607" calcext:value-type="float">
            <text:p>0.076832896606161</text:p>
          </table:table-cell>
          <table:table-cell/>
          <table:table-cell table:formula="of:=DEGREES( ATAN2([.B206];[.C206]) )" office:value-type="float" office:value="0" calcext:value-type="float">
            <text:p>0</text:p>
          </table:table-cell>
          <table:table-cell table:formula="of:=IF([.I206]&gt;90;[.I206]-180;IF([.I206]&lt;=-90;[.I206]+180;[.I20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00000000" calcext:value-type="float">
            <text:p>158700000000</text:p>
          </table:table-cell>
          <table:table-cell office:value-type="float" office:value="0" calcext:value-type="float">
            <text:p>0</text:p>
          </table:table-cell>
          <table:table-cell office:value-type="float" office:value="0.0303297659231356" calcext:value-type="float">
            <text:p>0.0303297659231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07];[.C207]) )" office:value-type="float" office:value="90" calcext:value-type="float">
            <text:p>90</text:p>
          </table:table-cell>
          <table:table-cell table:formula="of:=IF([.I207]&gt;90;[.I207]-180;IF([.I207]&lt;=-90;[.I207]+180;[.I207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800000000" calcext:value-type="float">
            <text:p>158800000000</text:p>
          </table:table-cell>
          <table:table-cell office:value-type="float" office:value="0" calcext:value-type="float">
            <text:p>0</text:p>
          </table:table-cell>
          <table:table-cell office:value-type="float" office:value="0.0304713107562439" calcext:value-type="float">
            <text:p>0.030471310756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08];[.C208]) )" office:value-type="float" office:value="90" calcext:value-type="float">
            <text:p>90</text:p>
          </table:table-cell>
          <table:table-cell table:formula="of:=IF([.I208]&gt;90;[.I208]-180;IF([.I208]&lt;=-90;[.I208]+180;[.I208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8900000000" calcext:value-type="float">
            <text:p>158900000000</text:p>
          </table:table-cell>
          <table:table-cell office:value-type="float" office:value="0" calcext:value-type="float">
            <text:p>0</text:p>
          </table:table-cell>
          <table:table-cell office:value-type="float" office:value="0.0226921704170532" calcext:value-type="float">
            <text:p>0.0226921704170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09];[.C209]) )" office:value-type="float" office:value="90" calcext:value-type="float">
            <text:p>90</text:p>
          </table:table-cell>
          <table:table-cell table:formula="of:=IF([.I209]&gt;90;[.I209]-180;IF([.I209]&lt;=-90;[.I209]+180;[.I209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9100000000" calcext:value-type="float">
            <text:p>159100000000</text:p>
          </table:table-cell>
          <table:table-cell office:value-type="float" office:value="0" calcext:value-type="float">
            <text:p>0</text:p>
          </table:table-cell>
          <table:table-cell office:value-type="float" office:value="0.00905651684770984" calcext:value-type="float">
            <text:p>0.009056516847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0];[.C210]) )" office:value-type="float" office:value="90" calcext:value-type="float">
            <text:p>90</text:p>
          </table:table-cell>
          <table:table-cell table:formula="of:=IF([.I210]&gt;90;[.I210]-180;IF([.I210]&lt;=-90;[.I210]+180;[.I210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9200000000" calcext:value-type="float">
            <text:p>159200000000</text:p>
          </table:table-cell>
          <table:table-cell office:value-type="float" office:value="0" calcext:value-type="float">
            <text:p>0</text:p>
          </table:table-cell>
          <table:table-cell office:value-type="float" office:value="0.00323630779227182" calcext:value-type="float">
            <text:p>0.0032363077922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1];[.C211]) )" office:value-type="float" office:value="90" calcext:value-type="float">
            <text:p>90</text:p>
          </table:table-cell>
          <table:table-cell table:formula="of:=IF([.I211]&gt;90;[.I211]-180;IF([.I211]&lt;=-90;[.I211]+180;[.I211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9300000000" calcext:value-type="float">
            <text:p>159300000000</text:p>
          </table:table-cell>
          <table:table-cell office:value-type="float" office:value="0" calcext:value-type="float">
            <text:p>0</text:p>
          </table:table-cell>
          <table:table-cell office:value-type="float" office:value="0.000913443985109214" calcext:value-type="float">
            <text:p>0.0009134439851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2];[.C212]) )" office:value-type="float" office:value="90" calcext:value-type="float">
            <text:p>90</text:p>
          </table:table-cell>
          <table:table-cell table:formula="of:=IF([.I212]&gt;90;[.I212]-180;IF([.I212]&lt;=-90;[.I212]+180;[.I212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9400000000" calcext:value-type="float">
            <text:p>159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213];[.C213]) )" office:value-type="float" office:value="0" calcext:value-type="float">
            <text:p>0</text:p>
          </table:table-cell>
          <table:table-cell table:formula="of:=IF([.I213]&gt;90;[.I213]-180;IF([.I213]&lt;=-90;[.I213]+180;[.I2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00000000" calcext:value-type="float">
            <text:p>159600000000</text:p>
          </table:table-cell>
          <table:table-cell office:value-type="float" office:value="-0.0183055464534844" calcext:value-type="float">
            <text:p>-0.018305546453484</text:p>
          </table:table-cell>
          <table:table-cell office:value-type="float" office:value="-0.000150906512380219" calcext:value-type="float">
            <text:p>-0.00015090651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4];[.C214]) )" office:value-type="float" office:value="-179.527678104339" calcext:value-type="float">
            <text:p>-179.527678104339</text:p>
          </table:table-cell>
          <table:table-cell table:formula="of:=IF([.I214]&gt;90;[.I214]-180;IF([.I214]&lt;=-90;[.I214]+180;[.I214]))" office:value-type="float" office:value="0.472321895660826" calcext:value-type="float">
            <text:p>0.472321895660826</text:p>
          </table:table-cell>
        </table:table-row>
        <table:table-row table:style-name="ro1">
          <table:table-cell office:value-type="float" office:value="159700000000" calcext:value-type="float">
            <text:p>159700000000</text:p>
          </table:table-cell>
          <table:table-cell office:value-type="float" office:value="-0.0177809824610309" calcext:value-type="float">
            <text:p>-0.017780982461031</text:p>
          </table:table-cell>
          <table:table-cell office:value-type="float" office:value="0.00760887581963492" calcext:value-type="float">
            <text:p>0.0076088758196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5];[.C215]) )" office:value-type="float" office:value="156.832846393602" calcext:value-type="float">
            <text:p>156.832846393602</text:p>
          </table:table-cell>
          <table:table-cell table:formula="of:=IF([.I215]&gt;90;[.I215]-180;IF([.I215]&lt;=-90;[.I215]+180;[.I215]))" office:value-type="float" office:value="-23.1671536063979" calcext:value-type="float">
            <text:p>-23.1671536063979</text:p>
          </table:table-cell>
        </table:table-row>
        <table:table-row table:style-name="ro1">
          <table:table-cell office:value-type="float" office:value="159800000000" calcext:value-type="float">
            <text:p>159800000000</text:p>
          </table:table-cell>
          <table:table-cell office:value-type="float" office:value="-0.0130858781464044" calcext:value-type="float">
            <text:p>-0.013085878146404</text:p>
          </table:table-cell>
          <table:table-cell office:value-type="float" office:value="0.00764758112784361" calcext:value-type="float">
            <text:p>0.0076475811278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6];[.C216]) )" office:value-type="float" office:value="149.697351906087" calcext:value-type="float">
            <text:p>149.697351906087</text:p>
          </table:table-cell>
          <table:table-cell table:formula="of:=IF([.I216]&gt;90;[.I216]-180;IF([.I216]&lt;=-90;[.I216]+180;[.I216]))" office:value-type="float" office:value="-30.3026480939127" calcext:value-type="float">
            <text:p>-30.3026480939127</text:p>
          </table:table-cell>
        </table:table-row>
        <table:table-row table:style-name="ro1">
          <table:table-cell office:value-type="float" office:value="159900000000" calcext:value-type="float">
            <text:p>159900000000</text:p>
          </table:table-cell>
          <table:table-cell office:value-type="float" office:value="-0.00852531680598382" calcext:value-type="float">
            <text:p>-0.008525316805984</text:p>
          </table:table-cell>
          <table:table-cell office:value-type="float" office:value="0.0056960160226457" calcext:value-type="float">
            <text:p>0.0056960160226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17];[.C217]) )" office:value-type="float" office:value="146.251944735846" calcext:value-type="float">
            <text:p>146.251944735846</text:p>
          </table:table-cell>
          <table:table-cell table:formula="of:=IF([.I217]&gt;90;[.I217]-180;IF([.I217]&lt;=-90;[.I217]+180;[.I217]))" office:value-type="float" office:value="-33.7480552641538" calcext:value-type="float">
            <text:p>-33.7480552641538</text:p>
          </table:table-cell>
        </table:table-row>
        <table:table-row table:style-name="ro1">
          <table:table-cell office:value-type="float" office:value="160100000000" calcext:value-type="float">
            <text:p>160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1927200466859" calcext:value-type="float">
            <text:p>0.491927200466859</text:p>
          </table:table-cell>
          <table:table-cell/>
          <table:table-cell table:formula="of:=DEGREES( ATAN2([.B218];[.C218]) )" office:value-type="float" office:value="0" calcext:value-type="float">
            <text:p>0</text:p>
          </table:table-cell>
          <table:table-cell table:formula="of:=IF([.I218]&gt;90;[.I218]-180;IF([.I218]&lt;=-90;[.I218]+180;[.I21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00000000" calcext:value-type="float">
            <text:p>160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91927200466859" calcext:value-type="float">
            <text:p>0.491927200466859</text:p>
          </table:table-cell>
          <table:table-cell/>
          <table:table-cell table:formula="of:=DEGREES( ATAN2([.B219];[.C219]) )" office:value-type="float" office:value="0" calcext:value-type="float">
            <text:p>0</text:p>
          </table:table-cell>
          <table:table-cell table:formula="of:=IF([.I219]&gt;90;[.I219]-180;IF([.I219]&lt;=-90;[.I219]+180;[.I21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00000000" calcext:value-type="float">
            <text:p>160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5755084968309" calcext:value-type="float">
            <text:p>0.365755084968309</text:p>
          </table:table-cell>
          <table:table-cell/>
          <table:table-cell table:formula="of:=DEGREES( ATAN2([.B220];[.C220]) )" office:value-type="float" office:value="0" calcext:value-type="float">
            <text:p>0</text:p>
          </table:table-cell>
          <table:table-cell table:formula="of:=IF([.I220]&gt;90;[.I220]-180;IF([.I220]&lt;=-90;[.I220]+180;[.I22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00000000" calcext:value-type="float">
            <text:p>160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9582969469758" calcext:value-type="float">
            <text:p>0.239582969469758</text:p>
          </table:table-cell>
          <table:table-cell/>
          <table:table-cell table:formula="of:=DEGREES( ATAN2([.B221];[.C221]) )" office:value-type="float" office:value="0" calcext:value-type="float">
            <text:p>0</text:p>
          </table:table-cell>
          <table:table-cell table:formula="of:=IF([.I221]&gt;90;[.I221]-180;IF([.I221]&lt;=-90;[.I221]+180;[.I22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0000000" calcext:value-type="float">
            <text:p>160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43226324773273" calcext:value-type="float">
            <text:p>0.084322632477327</text:p>
          </table:table-cell>
          <table:table-cell/>
          <table:table-cell table:formula="of:=DEGREES( ATAN2([.B222];[.C222]) )" office:value-type="float" office:value="0" calcext:value-type="float">
            <text:p>0</text:p>
          </table:table-cell>
          <table:table-cell table:formula="of:=IF([.I222]&gt;90;[.I222]-180;IF([.I222]&lt;=-90;[.I222]+180;[.I22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00000000" calcext:value-type="float">
            <text:p>160700000000</text:p>
          </table:table-cell>
          <table:table-cell office:value-type="float" office:value="0.00515803372900887" calcext:value-type="float">
            <text:p>0.005158033729009</text:p>
          </table:table-cell>
          <table:table-cell office:value-type="float" office:value="0.00451597661664376" calcext:value-type="float">
            <text:p>0.0045159766166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23];[.C223]) )" office:value-type="float" office:value="41.2028890421916" calcext:value-type="float">
            <text:p>41.2028890421916</text:p>
          </table:table-cell>
          <table:table-cell table:formula="of:=IF([.I223]&gt;90;[.I223]-180;IF([.I223]&lt;=-90;[.I223]+180;[.I223]))" office:value-type="float" office:value="41.2028890421916" calcext:value-type="float">
            <text:p>41.2028890421916</text:p>
          </table:table-cell>
        </table:table-row>
        <table:table-row table:style-name="ro1">
          <table:table-cell office:value-type="float" office:value="160800000000" calcext:value-type="float">
            <text:p>160800000000</text:p>
          </table:table-cell>
          <table:table-cell office:value-type="float" office:value="0.00519592980648303" calcext:value-type="float">
            <text:p>0.005195929806483</text:p>
          </table:table-cell>
          <table:table-cell office:value-type="float" office:value="0.00447232268488841" calcext:value-type="float">
            <text:p>0.004472322684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24];[.C224]) )" office:value-type="float" office:value="40.7197559463532" calcext:value-type="float">
            <text:p>40.7197559463532</text:p>
          </table:table-cell>
          <table:table-cell table:formula="of:=IF([.I224]&gt;90;[.I224]-180;IF([.I224]&lt;=-90;[.I224]+180;[.I224]))" office:value-type="float" office:value="40.7197559463532" calcext:value-type="float">
            <text:p>40.7197559463532</text:p>
          </table:table-cell>
        </table:table-row>
        <table:table-row table:style-name="ro1">
          <table:table-cell office:value-type="float" office:value="160900000000" calcext:value-type="float">
            <text:p>160900000000</text:p>
          </table:table-cell>
          <table:table-cell office:value-type="float" office:value="0.00387296976934198" calcext:value-type="float">
            <text:p>0.003872969769342</text:p>
          </table:table-cell>
          <table:table-cell office:value-type="float" office:value="0.00331404088481058" calcext:value-type="float">
            <text:p>0.0033140408848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25];[.C225]) )" office:value-type="float" office:value="40.5530972027673" calcext:value-type="float">
            <text:p>40.5530972027673</text:p>
          </table:table-cell>
          <table:table-cell table:formula="of:=IF([.I225]&gt;90;[.I225]-180;IF([.I225]&lt;=-90;[.I225]+180;[.I225]))" office:value-type="float" office:value="40.5530972027673" calcext:value-type="float">
            <text:p>40.5530972027673</text:p>
          </table:table-cell>
        </table:table-row>
        <table:table-row table:style-name="ro1">
          <table:table-cell office:value-type="float" office:value="161100000000" calcext:value-type="float">
            <text:p>161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26];[.C226]) )" office:value-type="float" office:value="0" calcext:value-type="float">
            <text:p>0</text:p>
          </table:table-cell>
          <table:table-cell table:formula="of:=IF([.I226]&gt;90;[.I226]-180;IF([.I226]&lt;=-90;[.I226]+180;[.I22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00000000" calcext:value-type="float">
            <text:p>161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27];[.C227]) )" office:value-type="float" office:value="0" calcext:value-type="float">
            <text:p>0</text:p>
          </table:table-cell>
          <table:table-cell table:formula="of:=IF([.I227]&gt;90;[.I227]-180;IF([.I227]&lt;=-90;[.I227]+180;[.I22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00000000" calcext:value-type="float">
            <text:p>161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2997509407475" calcext:value-type="float">
            <text:p>0.372997509407475</text:p>
          </table:table-cell>
          <table:table-cell/>
          <table:table-cell table:formula="of:=DEGREES( ATAN2([.B228];[.C228]) )" office:value-type="float" office:value="0" calcext:value-type="float">
            <text:p>0</text:p>
          </table:table-cell>
          <table:table-cell table:formula="of:=IF([.I228]&gt;90;[.I228]-180;IF([.I228]&lt;=-90;[.I228]+180;[.I22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00000000" calcext:value-type="float">
            <text:p>161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4754839172116" calcext:value-type="float">
            <text:p>0.244754839172116</text:p>
          </table:table-cell>
          <table:table-cell/>
          <table:table-cell table:formula="of:=DEGREES( ATAN2([.B229];[.C229]) )" office:value-type="float" office:value="0" calcext:value-type="float">
            <text:p>0</text:p>
          </table:table-cell>
          <table:table-cell table:formula="of:=IF([.I229]&gt;90;[.I229]-180;IF([.I229]&lt;=-90;[.I229]+180;[.I22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00000000" calcext:value-type="float">
            <text:p>161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63104177200935" calcext:value-type="float">
            <text:p>0.086310417720094</text:p>
          </table:table-cell>
          <table:table-cell/>
          <table:table-cell table:formula="of:=DEGREES( ATAN2([.B230];[.C230]) )" office:value-type="float" office:value="0" calcext:value-type="float">
            <text:p>0</text:p>
          </table:table-cell>
          <table:table-cell table:formula="of:=IF([.I230]&gt;90;[.I230]-180;IF([.I230]&lt;=-90;[.I230]+180;[.I23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00000000" calcext:value-type="float">
            <text:p>161700000000</text:p>
          </table:table-cell>
          <table:table-cell office:value-type="float" office:value="0.0070048143234094" calcext:value-type="float">
            <text:p>0.007004814323409</text:p>
          </table:table-cell>
          <table:table-cell office:value-type="float" office:value="0.00274043060232939" calcext:value-type="float">
            <text:p>0.0027404306023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31];[.C231]) )" office:value-type="float" office:value="21.3664817727921" calcext:value-type="float">
            <text:p>21.3664817727921</text:p>
          </table:table-cell>
          <table:table-cell table:formula="of:=IF([.I231]&gt;90;[.I231]-180;IF([.I231]&lt;=-90;[.I231]+180;[.I231]))" office:value-type="float" office:value="21.3664817727921" calcext:value-type="float">
            <text:p>21.3664817727921</text:p>
          </table:table-cell>
        </table:table-row>
        <table:table-row table:style-name="ro1">
          <table:table-cell office:value-type="float" office:value="161800000000" calcext:value-type="float">
            <text:p>161800000000</text:p>
          </table:table-cell>
          <table:table-cell office:value-type="float" office:value="0.00702820589095532" calcext:value-type="float">
            <text:p>0.007028205890955</text:p>
          </table:table-cell>
          <table:table-cell office:value-type="float" office:value="0.00267987043454823" calcext:value-type="float">
            <text:p>0.0026798704345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32];[.C232]) )" office:value-type="float" office:value="20.8719595064549" calcext:value-type="float">
            <text:p>20.8719595064549</text:p>
          </table:table-cell>
          <table:table-cell table:formula="of:=IF([.I232]&gt;90;[.I232]-180;IF([.I232]&lt;=-90;[.I232]+180;[.I232]))" office:value-type="float" office:value="20.8719595064549" calcext:value-type="float">
            <text:p>20.8719595064549</text:p>
          </table:table-cell>
        </table:table-row>
        <table:table-row table:style-name="ro1">
          <table:table-cell office:value-type="float" office:value="161900000000" calcext:value-type="float">
            <text:p>161900000000</text:p>
          </table:table-cell>
          <table:table-cell office:value-type="float" office:value="0.00523157370427992" calcext:value-type="float">
            <text:p>0.00523157370428</text:p>
          </table:table-cell>
          <table:table-cell office:value-type="float" office:value="0.00197699015847654" calcext:value-type="float">
            <text:p>0.001976990158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33];[.C233]) )" office:value-type="float" office:value="20.7013722410182" calcext:value-type="float">
            <text:p>20.7013722410182</text:p>
          </table:table-cell>
          <table:table-cell table:formula="of:=IF([.I233]&gt;90;[.I233]-180;IF([.I233]&lt;=-90;[.I233]+180;[.I233]))" office:value-type="float" office:value="20.7013722410182" calcext:value-type="float">
            <text:p>20.7013722410182</text:p>
          </table:table-cell>
        </table:table-row>
        <table:table-row table:style-name="ro1">
          <table:table-cell office:value-type="float" office:value="162100000000" calcext:value-type="float">
            <text:p>162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34];[.C234]) )" office:value-type="float" office:value="0" calcext:value-type="float">
            <text:p>0</text:p>
          </table:table-cell>
          <table:table-cell table:formula="of:=IF([.I234]&gt;90;[.I234]-180;IF([.I234]&lt;=-90;[.I234]+180;[.I23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00000000" calcext:value-type="float">
            <text:p>162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35];[.C235]) )" office:value-type="float" office:value="0" calcext:value-type="float">
            <text:p>0</text:p>
          </table:table-cell>
          <table:table-cell table:formula="of:=IF([.I235]&gt;90;[.I235]-180;IF([.I235]&lt;=-90;[.I235]+180;[.I23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00000000" calcext:value-type="float">
            <text:p>162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36];[.C236]) )" office:value-type="float" office:value="0" calcext:value-type="float">
            <text:p>0</text:p>
          </table:table-cell>
          <table:table-cell table:formula="of:=IF([.I236]&gt;90;[.I236]-180;IF([.I236]&lt;=-90;[.I236]+180;[.I23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00000000" calcext:value-type="float">
            <text:p>162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37];[.C237]) )" office:value-type="float" office:value="0" calcext:value-type="float">
            <text:p>0</text:p>
          </table:table-cell>
          <table:table-cell table:formula="of:=IF([.I237]&gt;90;[.I237]-180;IF([.I237]&lt;=-90;[.I237]+180;[.I23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00000000" calcext:value-type="float">
            <text:p>162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2210666070437" calcext:value-type="float">
            <text:p>0.442210666070437</text:p>
          </table:table-cell>
          <table:table-cell/>
          <table:table-cell table:formula="of:=DEGREES( ATAN2([.B238];[.C238]) )" office:value-type="float" office:value="0" calcext:value-type="float">
            <text:p>0</text:p>
          </table:table-cell>
          <table:table-cell table:formula="of:=IF([.I238]&gt;90;[.I238]-180;IF([.I238]&lt;=-90;[.I238]+180;[.I23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00000000" calcext:value-type="float">
            <text:p>162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13967995835077" calcext:value-type="float">
            <text:p>0.313967995835077</text:p>
          </table:table-cell>
          <table:table-cell/>
          <table:table-cell table:formula="of:=DEGREES( ATAN2([.B239];[.C239]) )" office:value-type="float" office:value="0" calcext:value-type="float">
            <text:p>0</text:p>
          </table:table-cell>
          <table:table-cell table:formula="of:=IF([.I239]&gt;90;[.I239]-180;IF([.I239]&lt;=-90;[.I239]+180;[.I23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00000000" calcext:value-type="float">
            <text:p>162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0547442588217" calcext:value-type="float">
            <text:p>0.200547442588217</text:p>
          </table:table-cell>
          <table:table-cell/>
          <table:table-cell table:formula="of:=DEGREES( ATAN2([.B240];[.C240]) )" office:value-type="float" office:value="0" calcext:value-type="float">
            <text:p>0</text:p>
          </table:table-cell>
          <table:table-cell table:formula="of:=IF([.I240]&gt;90;[.I240]-180;IF([.I240]&lt;=-90;[.I240]+180;[.I24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00000000" calcext:value-type="float">
            <text:p>162900000000</text:p>
          </table:table-cell>
          <table:table-cell office:value-type="float" office:value="0" calcext:value-type="float">
            <text:p>0</text:p>
          </table:table-cell>
          <table:table-cell office:value-type="float" office:value="-0.194003879834087" calcext:value-type="float">
            <text:p>-0.1940038798340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1];[.C241]) )" office:value-type="float" office:value="-90" calcext:value-type="float">
            <text:p>-90</text:p>
          </table:table-cell>
          <table:table-cell table:formula="of:=IF([.I241]&gt;90;[.I241]-180;IF([.I241]&lt;=-90;[.I241]+180;[.I241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3100000000" calcext:value-type="float">
            <text:p>163100000000</text:p>
          </table:table-cell>
          <table:table-cell office:value-type="float" office:value="0.136236400895075" calcext:value-type="float">
            <text:p>0.136236400895075</text:p>
          </table:table-cell>
          <table:table-cell office:value-type="float" office:value="-0.147016301205945" calcext:value-type="float">
            <text:p>-0.1470163012059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2];[.C242]) )" office:value-type="float" office:value="-47.1794844414358" calcext:value-type="float">
            <text:p>-47.1794844414358</text:p>
          </table:table-cell>
          <table:table-cell table:formula="of:=IF([.I242]&gt;90;[.I242]-180;IF([.I242]&lt;=-90;[.I242]+180;[.I242]))" office:value-type="float" office:value="-47.1794844414358" calcext:value-type="float">
            <text:p>-47.1794844414358</text:p>
          </table:table-cell>
        </table:table-row>
        <table:table-row table:style-name="ro1">
          <table:table-cell office:value-type="float" office:value="163200000000" calcext:value-type="float">
            <text:p>163200000000</text:p>
          </table:table-cell>
          <table:table-cell office:value-type="float" office:value="0.136236400895079" calcext:value-type="float">
            <text:p>0.136236400895079</text:p>
          </table:table-cell>
          <table:table-cell office:value-type="float" office:value="-0.0972571500340574" calcext:value-type="float">
            <text:p>-0.0972571500340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3];[.C243]) )" office:value-type="float" office:value="-35.5224796887362" calcext:value-type="float">
            <text:p>-35.5224796887362</text:p>
          </table:table-cell>
          <table:table-cell table:formula="of:=IF([.I243]&gt;90;[.I243]-180;IF([.I243]&lt;=-90;[.I243]+180;[.I243]))" office:value-type="float" office:value="-35.5224796887362" calcext:value-type="float">
            <text:p>-35.5224796887362</text:p>
          </table:table-cell>
        </table:table-row>
        <table:table-row table:style-name="ro1">
          <table:table-cell office:value-type="float" office:value="163300000000" calcext:value-type="float">
            <text:p>163300000000</text:p>
          </table:table-cell>
          <table:table-cell office:value-type="float" office:value="0.101293761226996" calcext:value-type="float">
            <text:p>0.101293761226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85817751867796" calcext:value-type="float">
            <text:p>0.06858177518678</text:p>
          </table:table-cell>
          <table:table-cell/>
          <table:table-cell table:formula="of:=DEGREES( ATAN2([.B244];[.C244]) )" office:value-type="float" office:value="0" calcext:value-type="float">
            <text:p>0</text:p>
          </table:table-cell>
          <table:table-cell table:formula="of:=IF([.I244]&gt;90;[.I244]-180;IF([.I244]&lt;=-90;[.I244]+180;[.I24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00000000" calcext:value-type="float">
            <text:p>163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659782580758" calcext:value-type="float">
            <text:p>0.055659782580758</text:p>
          </table:table-cell>
          <table:table-cell/>
          <table:table-cell table:formula="of:=DEGREES( ATAN2([.B245];[.C245]) )" office:value-type="float" office:value="0" calcext:value-type="float">
            <text:p>0</text:p>
          </table:table-cell>
          <table:table-cell table:formula="of:=IF([.I245]&gt;90;[.I245]-180;IF([.I245]&lt;=-90;[.I245]+180;[.I24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00000000" calcext:value-type="float">
            <text:p>163600000000</text:p>
          </table:table-cell>
          <table:table-cell office:value-type="float" office:value="0" calcext:value-type="float">
            <text:p>0</text:p>
          </table:table-cell>
          <table:table-cell office:value-type="float" office:value="-0.0500939337744671" calcext:value-type="float">
            <text:p>-0.0500939337744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6];[.C246]) )" office:value-type="float" office:value="-90" calcext:value-type="float">
            <text:p>-90</text:p>
          </table:table-cell>
          <table:table-cell table:formula="of:=IF([.I246]&gt;90;[.I246]-180;IF([.I246]&lt;=-90;[.I246]+180;[.I246]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3700000000" calcext:value-type="float">
            <text:p>163700000000</text:p>
          </table:table-cell>
          <table:table-cell office:value-type="float" office:value="0.0140377641635734" calcext:value-type="float">
            <text:p>0.014037764163573</text:p>
          </table:table-cell>
          <table:table-cell office:value-type="float" office:value="-0.0501728444393743" calcext:value-type="float">
            <text:p>-0.0501728444393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7];[.C247]) )" office:value-type="float" office:value="-74.3690131775664" calcext:value-type="float">
            <text:p>-74.3690131775664</text:p>
          </table:table-cell>
          <table:table-cell table:formula="of:=IF([.I247]&gt;90;[.I247]-180;IF([.I247]&lt;=-90;[.I247]+180;[.I247]))" office:value-type="float" office:value="-74.3690131775664" calcext:value-type="float">
            <text:p>-74.3690131775664</text:p>
          </table:table-cell>
        </table:table-row>
        <table:table-row table:style-name="ro1">
          <table:table-cell office:value-type="float" office:value="163800000000" calcext:value-type="float">
            <text:p>163800000000</text:p>
          </table:table-cell>
          <table:table-cell office:value-type="float" office:value="0.0140377641635712" calcext:value-type="float">
            <text:p>0.014037764163571</text:p>
          </table:table-cell>
          <table:table-cell office:value-type="float" office:value="-0.0373244847797131" calcext:value-type="float">
            <text:p>-0.0373244847797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8];[.C248]) )" office:value-type="float" office:value="-69.3886854550666" calcext:value-type="float">
            <text:p>-69.3886854550666</text:p>
          </table:table-cell>
          <table:table-cell table:formula="of:=IF([.I248]&gt;90;[.I248]-180;IF([.I248]&lt;=-90;[.I248]+180;[.I248]))" office:value-type="float" office:value="-69.3886854550666" calcext:value-type="float">
            <text:p>-69.3886854550666</text:p>
          </table:table-cell>
        </table:table-row>
        <table:table-row table:style-name="ro1">
          <table:table-cell office:value-type="float" office:value="163900000000" calcext:value-type="float">
            <text:p>163900000000</text:p>
          </table:table-cell>
          <table:table-cell office:value-type="float" office:value="0.00759937135096372" calcext:value-type="float">
            <text:p>0.007599371350964</text:p>
          </table:table-cell>
          <table:table-cell office:value-type="float" office:value="-0.0366266928064651" calcext:value-type="float">
            <text:p>-0.0366266928064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49];[.C249]) )" office:value-type="float" office:value="-78.2784799723832" calcext:value-type="float">
            <text:p>-78.2784799723832</text:p>
          </table:table-cell>
          <table:table-cell table:formula="of:=IF([.I249]&gt;90;[.I249]-180;IF([.I249]&lt;=-90;[.I249]+180;[.I249]))" office:value-type="float" office:value="-78.2784799723832" calcext:value-type="float">
            <text:p>-78.2784799723832</text:p>
          </table:table-cell>
        </table:table-row>
        <table:table-row table:style-name="ro1">
          <table:table-cell office:value-type="float" office:value="164100000000" calcext:value-type="float">
            <text:p>164100000000</text:p>
          </table:table-cell>
          <table:table-cell office:value-type="float" office:value="0.110869679083396" calcext:value-type="float">
            <text:p>0.110869679083396</text:p>
          </table:table-cell>
          <table:table-cell office:value-type="float" office:value="0.286284406962104" calcext:value-type="float">
            <text:p>0.2862844069621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0];[.C250]) )" office:value-type="float" office:value="68.8300538526854" calcext:value-type="float">
            <text:p>68.8300538526854</text:p>
          </table:table-cell>
          <table:table-cell table:formula="of:=IF([.I250]&gt;90;[.I250]-180;IF([.I250]&lt;=-90;[.I250]+180;[.I250]))" office:value-type="float" office:value="68.8300538526854" calcext:value-type="float">
            <text:p>68.8300538526854</text:p>
          </table:table-cell>
        </table:table-row>
        <table:table-row table:style-name="ro1">
          <table:table-cell office:value-type="float" office:value="164200000000" calcext:value-type="float">
            <text:p>164200000000</text:p>
          </table:table-cell>
          <table:table-cell office:value-type="float" office:value="0.108920551735077" calcext:value-type="float">
            <text:p>0.108920551735077</text:p>
          </table:table-cell>
          <table:table-cell office:value-type="float" office:value="0.295678616736887" calcext:value-type="float">
            <text:p>0.29567861673688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1];[.C251]) )" office:value-type="float" office:value="69.7774738940463" calcext:value-type="float">
            <text:p>69.7774738940463</text:p>
          </table:table-cell>
          <table:table-cell table:formula="of:=IF([.I251]&gt;90;[.I251]-180;IF([.I251]&lt;=-90;[.I251]+180;[.I251]))" office:value-type="float" office:value="69.7774738940463" calcext:value-type="float">
            <text:p>69.7774738940463</text:p>
          </table:table-cell>
        </table:table-row>
        <table:table-row table:style-name="ro1">
          <table:table-cell office:value-type="float" office:value="164300000000" calcext:value-type="float">
            <text:p>164300000000</text:p>
          </table:table-cell>
          <table:table-cell office:value-type="float" office:value="0.0804841043474965" calcext:value-type="float">
            <text:p>0.080484104347497</text:p>
          </table:table-cell>
          <table:table-cell office:value-type="float" office:value="0.222250863145755" calcext:value-type="float">
            <text:p>0.222250863145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2];[.C252]) )" office:value-type="float" office:value="70.0930678106163" calcext:value-type="float">
            <text:p>70.0930678106163</text:p>
          </table:table-cell>
          <table:table-cell table:formula="of:=IF([.I252]&gt;90;[.I252]-180;IF([.I252]&lt;=-90;[.I252]+180;[.I252]))" office:value-type="float" office:value="70.0930678106163" calcext:value-type="float">
            <text:p>70.0930678106163</text:p>
          </table:table-cell>
        </table:table-row>
        <table:table-row table:style-name="ro1">
          <table:table-cell office:value-type="float" office:value="164400000000" calcext:value-type="float">
            <text:p>164400000000</text:p>
          </table:table-cell>
          <table:table-cell office:value-type="float" office:value="0.0525475795514645" calcext:value-type="float">
            <text:p>0.052547579551465</text:p>
          </table:table-cell>
          <table:table-cell office:value-type="float" office:value="0.146413632462084" calcext:value-type="float">
            <text:p>0.1464136324620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3];[.C253]) )" office:value-type="float" office:value="70.2570322873417" calcext:value-type="float">
            <text:p>70.2570322873417</text:p>
          </table:table-cell>
          <table:table-cell table:formula="of:=IF([.I253]&gt;90;[.I253]-180;IF([.I253]&lt;=-90;[.I253]+180;[.I253]))" office:value-type="float" office:value="70.2570322873417" calcext:value-type="float">
            <text:p>70.2570322873417</text:p>
          </table:table-cell>
        </table:table-row>
        <table:table-row table:style-name="ro1">
          <table:table-cell office:value-type="float" office:value="164600000000" calcext:value-type="float">
            <text:p>164600000000</text:p>
          </table:table-cell>
          <table:table-cell office:value-type="float" office:value="0.394517963612315" calcext:value-type="float">
            <text:p>0.394517963612315</text:p>
          </table:table-cell>
          <table:table-cell office:value-type="float" office:value="0.065996790734035" calcext:value-type="float">
            <text:p>0.0659967907340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4];[.C254]) )" office:value-type="float" office:value="9.49676838702723" calcext:value-type="float">
            <text:p>9.49676838702723</text:p>
          </table:table-cell>
          <table:table-cell table:formula="of:=IF([.I254]&gt;90;[.I254]-180;IF([.I254]&lt;=-90;[.I254]+180;[.I254]))" office:value-type="float" office:value="9.49676838702723" calcext:value-type="float">
            <text:p>9.49676838702723</text:p>
          </table:table-cell>
        </table:table-row>
        <table:table-row table:style-name="ro1">
          <table:table-cell office:value-type="float" office:value="164700000000" calcext:value-type="float">
            <text:p>164700000000</text:p>
          </table:table-cell>
          <table:table-cell office:value-type="float" office:value="0.398926756827364" calcext:value-type="float">
            <text:p>0.398926756827364</text:p>
          </table:table-cell>
          <table:table-cell office:value-type="float" office:value="0.0292821223138102" calcext:value-type="float">
            <text:p>0.029282122313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5];[.C255]) )" office:value-type="float" office:value="4.1981103925554" calcext:value-type="float">
            <text:p>4.1981103925554</text:p>
          </table:table-cell>
          <table:table-cell table:formula="of:=IF([.I255]&gt;90;[.I255]-180;IF([.I255]&lt;=-90;[.I255]+180;[.I255]))" office:value-type="float" office:value="4.1981103925554" calcext:value-type="float">
            <text:p>4.1981103925554</text:p>
          </table:table-cell>
        </table:table-row>
        <table:table-row table:style-name="ro1">
          <table:table-cell office:value-type="float" office:value="164800000000" calcext:value-type="float">
            <text:p>164800000000</text:p>
          </table:table-cell>
          <table:table-cell office:value-type="float" office:value="0.309909436655716" calcext:value-type="float">
            <text:p>0.309909436655716</text:p>
          </table:table-cell>
          <table:table-cell office:value-type="float" office:value="0.012433691438177" calcext:value-type="float">
            <text:p>0.0124336914381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6];[.C256]) )" office:value-type="float" office:value="2.29749756316725" calcext:value-type="float">
            <text:p>2.29749756316725</text:p>
          </table:table-cell>
          <table:table-cell table:formula="of:=IF([.I256]&gt;90;[.I256]-180;IF([.I256]&lt;=-90;[.I256]+180;[.I256]))" office:value-type="float" office:value="2.29749756316725" calcext:value-type="float">
            <text:p>2.29749756316725</text:p>
          </table:table-cell>
        </table:table-row>
        <table:table-row table:style-name="ro1">
          <table:table-cell office:value-type="float" office:value="164900000000" calcext:value-type="float">
            <text:p>164900000000</text:p>
          </table:table-cell>
          <table:table-cell office:value-type="float" office:value="0.207590571607967" calcext:value-type="float">
            <text:p>0.207590571607967</text:p>
          </table:table-cell>
          <table:table-cell office:value-type="float" office:value="0.00492325632681294" calcext:value-type="float">
            <text:p>0.0049232563268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7];[.C257]) )" office:value-type="float" office:value="1.35858260955001" calcext:value-type="float">
            <text:p>1.35858260955001</text:p>
          </table:table-cell>
          <table:table-cell table:formula="of:=IF([.I257]&gt;90;[.I257]-180;IF([.I257]&lt;=-90;[.I257]+180;[.I257]))" office:value-type="float" office:value="1.35858260955001" calcext:value-type="float">
            <text:p>1.35858260955001</text:p>
          </table:table-cell>
        </table:table-row>
        <table:table-row table:style-name="ro1">
          <table:table-cell office:value-type="float" office:value="165100000000" calcext:value-type="float">
            <text:p>165100000000</text:p>
          </table:table-cell>
          <table:table-cell office:value-type="float" office:value="0.391478708630561" calcext:value-type="float">
            <text:p>0.391478708630561</text:p>
          </table:table-cell>
          <table:table-cell office:value-type="float" office:value="-0.0357673539803014" calcext:value-type="float">
            <text:p>-0.0357673539803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8];[.C258]) )" office:value-type="float" office:value="-5.22032113756521" calcext:value-type="float">
            <text:p>-5.22032113756521</text:p>
          </table:table-cell>
          <table:table-cell table:formula="of:=IF([.I258]&gt;90;[.I258]-180;IF([.I258]&lt;=-90;[.I258]+180;[.I258]))" office:value-type="float" office:value="-5.22032113756521" calcext:value-type="float">
            <text:p>-5.22032113756521</text:p>
          </table:table-cell>
        </table:table-row>
        <table:table-row table:style-name="ro1">
          <table:table-cell office:value-type="float" office:value="165200000000" calcext:value-type="float">
            <text:p>165200000000</text:p>
          </table:table-cell>
          <table:table-cell office:value-type="float" office:value="0.338234770193181" calcext:value-type="float">
            <text:p>0.338234770193181</text:p>
          </table:table-cell>
          <table:table-cell office:value-type="float" office:value="-0.0370300970555052" calcext:value-type="float">
            <text:p>-0.0370300970555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59];[.C259]) )" office:value-type="float" office:value="-6.24788506564095" calcext:value-type="float">
            <text:p>-6.24788506564095</text:p>
          </table:table-cell>
          <table:table-cell table:formula="of:=IF([.I259]&gt;90;[.I259]-180;IF([.I259]&lt;=-90;[.I259]+180;[.I259]))" office:value-type="float" office:value="-6.24788506564095" calcext:value-type="float">
            <text:p>-6.24788506564095</text:p>
          </table:table-cell>
        </table:table-row>
        <table:table-row table:style-name="ro1">
          <table:table-cell office:value-type="float" office:value="165300000000" calcext:value-type="float">
            <text:p>165300000000</text:p>
          </table:table-cell>
          <table:table-cell office:value-type="float" office:value="0.237826220323037" calcext:value-type="float">
            <text:p>0.237826220323037</text:p>
          </table:table-cell>
          <table:table-cell office:value-type="float" office:value="-0.0278562950921345" calcext:value-type="float">
            <text:p>-0.0278562950921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60];[.C260]) )" office:value-type="float" office:value="-6.68054526730251" calcext:value-type="float">
            <text:p>-6.68054526730251</text:p>
          </table:table-cell>
          <table:table-cell table:formula="of:=IF([.I260]&gt;90;[.I260]-180;IF([.I260]&lt;=-90;[.I260]+180;[.I260]))" office:value-type="float" office:value="-6.68054526730251" calcext:value-type="float">
            <text:p>-6.68054526730251</text:p>
          </table:table-cell>
        </table:table-row>
        <table:table-row table:style-name="ro1">
          <table:table-cell office:value-type="float" office:value="165400000000" calcext:value-type="float">
            <text:p>165400000000</text:p>
          </table:table-cell>
          <table:table-cell office:value-type="float" office:value="0.151073960131004" calcext:value-type="float">
            <text:p>0.151073960131004</text:p>
          </table:table-cell>
          <table:table-cell office:value-type="float" office:value="-0.0183586180411885" calcext:value-type="float">
            <text:p>-0.0183586180411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61];[.C261]) )" office:value-type="float" office:value="-6.92865247410104" calcext:value-type="float">
            <text:p>-6.92865247410104</text:p>
          </table:table-cell>
          <table:table-cell table:formula="of:=IF([.I261]&gt;90;[.I261]-180;IF([.I261]&lt;=-90;[.I261]+180;[.I261]))" office:value-type="float" office:value="-6.92865247410104" calcext:value-type="float">
            <text:p>-6.92865247410104</text:p>
          </table:table-cell>
        </table:table-row>
        <table:table-row table:style-name="ro1">
          <table:table-cell office:value-type="float" office:value="165600000000" calcext:value-type="float">
            <text:p>165600000000</text:p>
          </table:table-cell>
          <table:table-cell office:value-type="float" office:value="0.37131557956381" calcext:value-type="float">
            <text:p>0.371315579563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07610200912418" calcext:value-type="float">
            <text:p>-0.060761020091242</text:p>
          </table:table-cell>
          <table:table-cell/>
          <table:table-cell table:formula="of:=DEGREES( ATAN2([.B262];[.C262]) )" office:value-type="float" office:value="0" calcext:value-type="float">
            <text:p>0</text:p>
          </table:table-cell>
          <table:table-cell table:formula="of:=IF([.I262]&gt;90;[.I262]-180;IF([.I262]&lt;=-90;[.I262]+180;[.I26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00000000" calcext:value-type="float">
            <text:p>165700000000</text:p>
          </table:table-cell>
          <table:table-cell office:value-type="float" office:value="0.332567323463351" calcext:value-type="float">
            <text:p>0.332567323463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07610200912418" calcext:value-type="float">
            <text:p>-0.060761020091242</text:p>
          </table:table-cell>
          <table:table-cell/>
          <table:table-cell table:formula="of:=DEGREES( ATAN2([.B263];[.C263]) )" office:value-type="float" office:value="0" calcext:value-type="float">
            <text:p>0</text:p>
          </table:table-cell>
          <table:table-cell table:formula="of:=IF([.I263]&gt;90;[.I263]-180;IF([.I263]&lt;=-90;[.I263]+180;[.I26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00000000" calcext:value-type="float">
            <text:p>165800000000</text:p>
          </table:table-cell>
          <table:table-cell office:value-type="float" office:value="0.237339351877416" calcext:value-type="float">
            <text:p>0.2373393518774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51767091657918" calcext:value-type="float">
            <text:p>-0.045176709165792</text:p>
          </table:table-cell>
          <table:table-cell/>
          <table:table-cell table:formula="of:=DEGREES( ATAN2([.B264];[.C264]) )" office:value-type="float" office:value="0" calcext:value-type="float">
            <text:p>0</text:p>
          </table:table-cell>
          <table:table-cell table:formula="of:=IF([.I264]&gt;90;[.I264]-180;IF([.I264]&lt;=-90;[.I264]+180;[.I26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00000000" calcext:value-type="float">
            <text:p>165900000000</text:p>
          </table:table-cell>
          <table:table-cell office:value-type="float" office:value="0.1520425522079" calcext:value-type="float">
            <text:p>0.1520425522079</text:p>
          </table:table-cell>
          <table:table-cell office:value-type="float" office:value="0.000158507798755543" calcext:value-type="float">
            <text:p>0.0001585077987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65];[.C265]) )" office:value-type="float" office:value="0.059732124109442" calcext:value-type="float">
            <text:p>0.059732124109442</text:p>
          </table:table-cell>
          <table:table-cell table:formula="of:=IF([.I265]&gt;90;[.I265]-180;IF([.I265]&lt;=-90;[.I265]+180;[.I265]))" office:value-type="float" office:value="0.059732124109442" calcext:value-type="float">
            <text:p>0.059732124109442</text:p>
          </table:table-cell>
        </table:table-row>
        <table:table-row table:style-name="ro1">
          <table:table-cell office:value-type="float" office:value="166100000000" calcext:value-type="float">
            <text:p>166100000000</text:p>
          </table:table-cell>
          <table:table-cell office:value-type="float" office:value="0.371879742500625" calcext:value-type="float">
            <text:p>0.3718797425006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74432556528754" calcext:value-type="float">
            <text:p>-0.047443255652875</text:p>
          </table:table-cell>
          <table:table-cell/>
          <table:table-cell table:formula="of:=DEGREES( ATAN2([.B266];[.C266]) )" office:value-type="float" office:value="0" calcext:value-type="float">
            <text:p>0</text:p>
          </table:table-cell>
          <table:table-cell table:formula="of:=IF([.I266]&gt;90;[.I266]-180;IF([.I266]&lt;=-90;[.I266]+180;[.I26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00000000" calcext:value-type="float">
            <text:p>166200000000</text:p>
          </table:table-cell>
          <table:table-cell office:value-type="float" office:value="0.332883056731548" calcext:value-type="float">
            <text:p>0.332883056731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474432556528754" calcext:value-type="float">
            <text:p>-0.047443255652875</text:p>
          </table:table-cell>
          <table:table-cell/>
          <table:table-cell table:formula="of:=DEGREES( ATAN2([.B267];[.C267]) )" office:value-type="float" office:value="0" calcext:value-type="float">
            <text:p>0</text:p>
          </table:table-cell>
          <table:table-cell table:formula="of:=IF([.I267]&gt;90;[.I267]-180;IF([.I267]&lt;=-90;[.I267]+180;[.I26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00000000" calcext:value-type="float">
            <text:p>166300000000</text:p>
          </table:table-cell>
          <table:table-cell office:value-type="float" office:value="0.219536665900272" calcext:value-type="float">
            <text:p>0.219536665900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35948441508401" calcext:value-type="float">
            <text:p>-0.03359484415084</text:p>
          </table:table-cell>
          <table:table-cell/>
          <table:table-cell table:formula="of:=DEGREES( ATAN2([.B268];[.C268]) )" office:value-type="float" office:value="0" calcext:value-type="float">
            <text:p>0</text:p>
          </table:table-cell>
          <table:table-cell table:formula="of:=IF([.I268]&gt;90;[.I268]-180;IF([.I268]&lt;=-90;[.I268]+180;[.I26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00000000" calcext:value-type="float">
            <text:p>166400000000</text:p>
          </table:table-cell>
          <table:table-cell office:value-type="float" office:value="0.134087978887763" calcext:value-type="float">
            <text:p>0.134087978887763</text:p>
          </table:table-cell>
          <table:table-cell office:value-type="float" office:value="0.0148750752353675" calcext:value-type="float">
            <text:p>0.0148750752353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69];[.C269]) )" office:value-type="float" office:value="6.3302348620837" calcext:value-type="float">
            <text:p>6.3302348620837</text:p>
          </table:table-cell>
          <table:table-cell table:formula="of:=IF([.I269]&gt;90;[.I269]-180;IF([.I269]&lt;=-90;[.I269]+180;[.I269]))" office:value-type="float" office:value="6.3302348620837" calcext:value-type="float">
            <text:p>6.3302348620837</text:p>
          </table:table-cell>
        </table:table-row>
        <table:table-row table:style-name="ro1">
          <table:table-cell office:value-type="float" office:value="166600000000" calcext:value-type="float">
            <text:p>166600000000</text:p>
          </table:table-cell>
          <table:table-cell office:value-type="float" office:value="0.351039878365376" calcext:value-type="float">
            <text:p>0.351039878365376</text:p>
          </table:table-cell>
          <table:table-cell office:value-type="float" office:value="0.0674468331113413" calcext:value-type="float">
            <text:p>0.0674468331113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0];[.C270]) )" office:value-type="float" office:value="10.8759514089639" calcext:value-type="float">
            <text:p>10.8759514089639</text:p>
          </table:table-cell>
          <table:table-cell table:formula="of:=IF([.I270]&gt;90;[.I270]-180;IF([.I270]&lt;=-90;[.I270]+180;[.I270]))" office:value-type="float" office:value="10.8759514089639" calcext:value-type="float">
            <text:p>10.8759514089639</text:p>
          </table:table-cell>
        </table:table-row>
        <table:table-row table:style-name="ro1">
          <table:table-cell office:value-type="float" office:value="166700000000" calcext:value-type="float">
            <text:p>166700000000</text:p>
          </table:table-cell>
          <table:table-cell office:value-type="float" office:value="0.316648277447318" calcext:value-type="float">
            <text:p>0.316648277447318</text:p>
          </table:table-cell>
          <table:table-cell office:value-type="float" office:value="0.0636315943750731" calcext:value-type="float">
            <text:p>0.0636315943750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1];[.C271]) )" office:value-type="float" office:value="11.3624557079415" calcext:value-type="float">
            <text:p>11.3624557079415</text:p>
          </table:table-cell>
          <table:table-cell table:formula="of:=IF([.I271]&gt;90;[.I271]-180;IF([.I271]&lt;=-90;[.I271]+180;[.I271]))" office:value-type="float" office:value="11.3624557079415" calcext:value-type="float">
            <text:p>11.3624557079415</text:p>
          </table:table-cell>
        </table:table-row>
        <table:table-row table:style-name="ro1">
          <table:table-cell office:value-type="float" office:value="166800000000" calcext:value-type="float">
            <text:p>166800000000</text:p>
          </table:table-cell>
          <table:table-cell office:value-type="float" office:value="0.226611694725975" calcext:value-type="float">
            <text:p>0.226611694725975</text:p>
          </table:table-cell>
          <table:table-cell office:value-type="float" office:value="0.0463324704208378" calcext:value-type="float">
            <text:p>0.0463324704208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2];[.C272]) )" office:value-type="float" office:value="11.5552960525779" calcext:value-type="float">
            <text:p>11.5552960525779</text:p>
          </table:table-cell>
          <table:table-cell table:formula="of:=IF([.I272]&gt;90;[.I272]-180;IF([.I272]&lt;=-90;[.I272]+180;[.I272]))" office:value-type="float" office:value="11.5552960525779" calcext:value-type="float">
            <text:p>11.5552960525779</text:p>
          </table:table-cell>
        </table:table-row>
        <table:table-row table:style-name="ro1">
          <table:table-cell office:value-type="float" office:value="166900000000" calcext:value-type="float">
            <text:p>166900000000</text:p>
          </table:table-cell>
          <table:table-cell office:value-type="float" office:value="0.145396053475432" calcext:value-type="float">
            <text:p>0.145396053475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343442831491776" calcext:value-type="float">
            <text:p>-0.034344283149178</text:p>
          </table:table-cell>
          <table:table-cell/>
          <table:table-cell table:formula="of:=DEGREES( ATAN2([.B273];[.C273]) )" office:value-type="float" office:value="0" calcext:value-type="float">
            <text:p>0</text:p>
          </table:table-cell>
          <table:table-cell table:formula="of:=IF([.I273]&gt;90;[.I273]-180;IF([.I273]&lt;=-90;[.I273]+180;[.I27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00000000" calcext:value-type="float">
            <text:p>167100000000</text:p>
          </table:table-cell>
          <table:table-cell office:value-type="float" office:value="0.317395312067159" calcext:value-type="float">
            <text:p>0.317395312067159</text:p>
          </table:table-cell>
          <table:table-cell office:value-type="float" office:value="0.209259767194349" calcext:value-type="float">
            <text:p>0.2092597671943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4];[.C274]) )" office:value-type="float" office:value="33.3969953116495" calcext:value-type="float">
            <text:p>33.3969953116495</text:p>
          </table:table-cell>
          <table:table-cell table:formula="of:=IF([.I274]&gt;90;[.I274]-180;IF([.I274]&lt;=-90;[.I274]+180;[.I274]))" office:value-type="float" office:value="33.3969953116495" calcext:value-type="float">
            <text:p>33.3969953116495</text:p>
          </table:table-cell>
        </table:table-row>
        <table:table-row table:style-name="ro1">
          <table:table-cell office:value-type="float" office:value="167200000000" calcext:value-type="float">
            <text:p>167200000000</text:p>
          </table:table-cell>
          <table:table-cell office:value-type="float" office:value="0.279383017582011" calcext:value-type="float">
            <text:p>0.279383017582011</text:p>
          </table:table-cell>
          <table:table-cell office:value-type="float" office:value="0.210220526059975" calcext:value-type="float">
            <text:p>0.2102205260599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5];[.C275]) )" office:value-type="float" office:value="36.9594713543112" calcext:value-type="float">
            <text:p>36.9594713543112</text:p>
          </table:table-cell>
          <table:table-cell table:formula="of:=IF([.I275]&gt;90;[.I275]-180;IF([.I275]&lt;=-90;[.I275]+180;[.I275]))" office:value-type="float" office:value="36.9594713543112" calcext:value-type="float">
            <text:p>36.9594713543112</text:p>
          </table:table-cell>
        </table:table-row>
        <table:table-row table:style-name="ro1">
          <table:table-cell office:value-type="float" office:value="167300000000" calcext:value-type="float">
            <text:p>167300000000</text:p>
          </table:table-cell>
          <table:table-cell office:value-type="float" office:value="0.197975772902661" calcext:value-type="float">
            <text:p>0.197975772902661</text:p>
          </table:table-cell>
          <table:table-cell office:value-type="float" office:value="0.156548463424308" calcext:value-type="float">
            <text:p>0.1565484634243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6];[.C276]) )" office:value-type="float" office:value="38.335028256457" calcext:value-type="float">
            <text:p>38.335028256457</text:p>
          </table:table-cell>
          <table:table-cell table:formula="of:=IF([.I276]&gt;90;[.I276]-180;IF([.I276]&lt;=-90;[.I276]+180;[.I276]))" office:value-type="float" office:value="38.335028256457" calcext:value-type="float">
            <text:p>38.335028256457</text:p>
          </table:table-cell>
        </table:table-row>
        <table:table-row table:style-name="ro1">
          <table:table-cell office:value-type="float" office:value="167400000000" calcext:value-type="float">
            <text:p>167400000000</text:p>
          </table:table-cell>
          <table:table-cell office:value-type="float" office:value="0.118913014103729" calcext:value-type="float">
            <text:p>0.118913014103729</text:p>
          </table:table-cell>
          <table:table-cell office:value-type="float" office:value="0.110930182541079" calcext:value-type="float">
            <text:p>0.1109301825410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DEGREES( ATAN2([.B277];[.C277]) )" office:value-type="float" office:value="43.010823094882" calcext:value-type="float">
            <text:p>43.010823094882</text:p>
          </table:table-cell>
          <table:table-cell table:formula="of:=IF([.I277]&gt;90;[.I277]-180;IF([.I277]&lt;=-90;[.I277]+180;[.I277]))" office:value-type="float" office:value="43.010823094882" calcext:value-type="float">
            <text:p>43.010823094882</text:p>
          </table:table-cell>
        </table:table-row>
        <table:table-row table:style-name="ro1">
          <table:table-cell office:value-type="float" office:value="167600000000" calcext:value-type="float">
            <text:p>167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78];[.C278]) )" office:value-type="float" office:value="0" calcext:value-type="float">
            <text:p>0</text:p>
          </table:table-cell>
          <table:table-cell table:formula="of:=IF([.I278]&gt;90;[.I278]-180;IF([.I278]&lt;=-90;[.I278]+180;[.I27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00000000" calcext:value-type="float">
            <text:p>167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79];[.C279]) )" office:value-type="float" office:value="0" calcext:value-type="float">
            <text:p>0</text:p>
          </table:table-cell>
          <table:table-cell table:formula="of:=IF([.I279]&gt;90;[.I279]-180;IF([.I279]&lt;=-90;[.I279]+180;[.I27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00000000" calcext:value-type="float">
            <text:p>167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0];[.C280]) )" office:value-type="float" office:value="0" calcext:value-type="float">
            <text:p>0</text:p>
          </table:table-cell>
          <table:table-cell table:formula="of:=IF([.I280]&gt;90;[.I280]-180;IF([.I280]&lt;=-90;[.I280]+180;[.I28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00000000" calcext:value-type="float">
            <text:p>167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1];[.C281]) )" office:value-type="float" office:value="0" calcext:value-type="float">
            <text:p>0</text:p>
          </table:table-cell>
          <table:table-cell table:formula="of:=IF([.I281]&gt;90;[.I281]-180;IF([.I281]&lt;=-90;[.I281]+180;[.I28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00000000" calcext:value-type="float">
            <text:p>168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2];[.C282]) )" office:value-type="float" office:value="0" calcext:value-type="float">
            <text:p>0</text:p>
          </table:table-cell>
          <table:table-cell table:formula="of:=IF([.I282]&gt;90;[.I282]-180;IF([.I282]&lt;=-90;[.I282]+180;[.I28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00000000" calcext:value-type="float">
            <text:p>168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3];[.C283]) )" office:value-type="float" office:value="0" calcext:value-type="float">
            <text:p>0</text:p>
          </table:table-cell>
          <table:table-cell table:formula="of:=IF([.I283]&gt;90;[.I283]-180;IF([.I283]&lt;=-90;[.I283]+180;[.I28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00000000" calcext:value-type="float">
            <text:p>168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4];[.C284]) )" office:value-type="float" office:value="0" calcext:value-type="float">
            <text:p>0</text:p>
          </table:table-cell>
          <table:table-cell table:formula="of:=IF([.I284]&gt;90;[.I284]-180;IF([.I284]&lt;=-90;[.I284]+180;[.I28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00000000" calcext:value-type="float">
            <text:p>168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5];[.C285]) )" office:value-type="float" office:value="0" calcext:value-type="float">
            <text:p>0</text:p>
          </table:table-cell>
          <table:table-cell table:formula="of:=IF([.I285]&gt;90;[.I285]-180;IF([.I285]&lt;=-90;[.I285]+180;[.I28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00000000" calcext:value-type="float">
            <text:p>168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6];[.C286]) )" office:value-type="float" office:value="0" calcext:value-type="float">
            <text:p>0</text:p>
          </table:table-cell>
          <table:table-cell table:formula="of:=IF([.I286]&gt;90;[.I286]-180;IF([.I286]&lt;=-90;[.I286]+180;[.I28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00000000" calcext:value-type="float">
            <text:p>168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7];[.C287]) )" office:value-type="float" office:value="0" calcext:value-type="float">
            <text:p>0</text:p>
          </table:table-cell>
          <table:table-cell table:formula="of:=IF([.I287]&gt;90;[.I287]-180;IF([.I287]&lt;=-90;[.I287]+180;[.I28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00000000" calcext:value-type="float">
            <text:p>168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8];[.C288]) )" office:value-type="float" office:value="0" calcext:value-type="float">
            <text:p>0</text:p>
          </table:table-cell>
          <table:table-cell table:formula="of:=IF([.I288]&gt;90;[.I288]-180;IF([.I288]&lt;=-90;[.I288]+180;[.I28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00000000" calcext:value-type="float">
            <text:p>168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89];[.C289]) )" office:value-type="float" office:value="0" calcext:value-type="float">
            <text:p>0</text:p>
          </table:table-cell>
          <table:table-cell table:formula="of:=IF([.I289]&gt;90;[.I289]-180;IF([.I289]&lt;=-90;[.I289]+180;[.I28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00000000" calcext:value-type="float">
            <text:p>169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0];[.C290]) )" office:value-type="float" office:value="0" calcext:value-type="float">
            <text:p>0</text:p>
          </table:table-cell>
          <table:table-cell table:formula="of:=IF([.I290]&gt;90;[.I290]-180;IF([.I290]&lt;=-90;[.I290]+180;[.I29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00000000" calcext:value-type="float">
            <text:p>169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1];[.C291]) )" office:value-type="float" office:value="0" calcext:value-type="float">
            <text:p>0</text:p>
          </table:table-cell>
          <table:table-cell table:formula="of:=IF([.I291]&gt;90;[.I291]-180;IF([.I291]&lt;=-90;[.I291]+180;[.I29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00000000" calcext:value-type="float">
            <text:p>169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2];[.C292]) )" office:value-type="float" office:value="0" calcext:value-type="float">
            <text:p>0</text:p>
          </table:table-cell>
          <table:table-cell table:formula="of:=IF([.I292]&gt;90;[.I292]-180;IF([.I292]&lt;=-90;[.I292]+180;[.I29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00000000" calcext:value-type="float">
            <text:p>169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3];[.C293]) )" office:value-type="float" office:value="0" calcext:value-type="float">
            <text:p>0</text:p>
          </table:table-cell>
          <table:table-cell table:formula="of:=IF([.I293]&gt;90;[.I293]-180;IF([.I293]&lt;=-90;[.I293]+180;[.I29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00000000" calcext:value-type="float">
            <text:p>1696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4];[.C294]) )" office:value-type="float" office:value="0" calcext:value-type="float">
            <text:p>0</text:p>
          </table:table-cell>
          <table:table-cell table:formula="of:=IF([.I294]&gt;90;[.I294]-180;IF([.I294]&lt;=-90;[.I294]+180;[.I29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00000000" calcext:value-type="float">
            <text:p>1697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5];[.C295]) )" office:value-type="float" office:value="0" calcext:value-type="float">
            <text:p>0</text:p>
          </table:table-cell>
          <table:table-cell table:formula="of:=IF([.I295]&gt;90;[.I295]-180;IF([.I295]&lt;=-90;[.I295]+180;[.I29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00000000" calcext:value-type="float">
            <text:p>1698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6];[.C296]) )" office:value-type="float" office:value="0" calcext:value-type="float">
            <text:p>0</text:p>
          </table:table-cell>
          <table:table-cell table:formula="of:=IF([.I296]&gt;90;[.I296]-180;IF([.I296]&lt;=-90;[.I296]+180;[.I29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00000000" calcext:value-type="float">
            <text:p>1699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7];[.C297]) )" office:value-type="float" office:value="0" calcext:value-type="float">
            <text:p>0</text:p>
          </table:table-cell>
          <table:table-cell table:formula="of:=IF([.I297]&gt;90;[.I297]-180;IF([.I297]&lt;=-90;[.I297]+180;[.I29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00000000" calcext:value-type="float">
            <text:p>1701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8];[.C298]) )" office:value-type="float" office:value="0" calcext:value-type="float">
            <text:p>0</text:p>
          </table:table-cell>
          <table:table-cell table:formula="of:=IF([.I298]&gt;90;[.I298]-180;IF([.I298]&lt;=-90;[.I298]+180;[.I29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00000000" calcext:value-type="float">
            <text:p>1702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299];[.C299]) )" office:value-type="float" office:value="0" calcext:value-type="float">
            <text:p>0</text:p>
          </table:table-cell>
          <table:table-cell table:formula="of:=IF([.I299]&gt;90;[.I299]-180;IF([.I299]&lt;=-90;[.I299]+180;[.I29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00000000" calcext:value-type="float">
            <text:p>1703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300];[.C300]) )" office:value-type="float" office:value="0" calcext:value-type="float">
            <text:p>0</text:p>
          </table:table-cell>
          <table:table-cell table:formula="of:=IF([.I300]&gt;90;[.I300]-180;IF([.I300]&lt;=-90;[.I300]+180;[.I30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00000000" calcext:value-type="float">
            <text:p>17040000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DEGREES( ATAN2([.B301];[.C301]) )" office:value-type="float" office:value="0" calcext:value-type="float">
            <text:p>0</text:p>
          </table:table-cell>
          <table:table-cell table:formula="of:=IF([.I301]&gt;90;[.I301]-180;IF([.I301]&lt;=-90;[.I301]+180;[.I30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00000000" calcext:value-type="float">
            <text:p>1706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2];[.C302]) )" office:value-type="float" office:value="0" calcext:value-type="float">
            <text:p>0</text:p>
          </table:table-cell>
          <table:table-cell table:formula="of:=IF([.I302]&gt;90;[.I302]-180;IF([.I302]&lt;=-90;[.I302]+180;[.I30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00000000" calcext:value-type="float">
            <text:p>170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3];[.C303]) )" office:value-type="float" office:value="0" calcext:value-type="float">
            <text:p>0</text:p>
          </table:table-cell>
          <table:table-cell table:formula="of:=IF([.I303]&gt;90;[.I303]-180;IF([.I303]&lt;=-90;[.I303]+180;[.I30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00000000" calcext:value-type="float">
            <text:p>170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4];[.C304]) )" office:value-type="float" office:value="0" calcext:value-type="float">
            <text:p>0</text:p>
          </table:table-cell>
          <table:table-cell table:formula="of:=IF([.I304]&gt;90;[.I304]-180;IF([.I304]&lt;=-90;[.I304]+180;[.I30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00000000" calcext:value-type="float">
            <text:p>170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5];[.C305]) )" office:value-type="float" office:value="0" calcext:value-type="float">
            <text:p>0</text:p>
          </table:table-cell>
          <table:table-cell table:formula="of:=IF([.I305]&gt;90;[.I305]-180;IF([.I305]&lt;=-90;[.I305]+180;[.I30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00000000" calcext:value-type="float">
            <text:p>1711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6];[.C306]) )" office:value-type="float" office:value="0" calcext:value-type="float">
            <text:p>0</text:p>
          </table:table-cell>
          <table:table-cell table:formula="of:=IF([.I306]&gt;90;[.I306]-180;IF([.I306]&lt;=-90;[.I306]+180;[.I30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00000000" calcext:value-type="float">
            <text:p>1712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7];[.C307]) )" office:value-type="float" office:value="0" calcext:value-type="float">
            <text:p>0</text:p>
          </table:table-cell>
          <table:table-cell table:formula="of:=IF([.I307]&gt;90;[.I307]-180;IF([.I307]&lt;=-90;[.I307]+180;[.I30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0000000" calcext:value-type="float">
            <text:p>1713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8];[.C308]) )" office:value-type="float" office:value="0" calcext:value-type="float">
            <text:p>0</text:p>
          </table:table-cell>
          <table:table-cell table:formula="of:=IF([.I308]&gt;90;[.I308]-180;IF([.I308]&lt;=-90;[.I308]+180;[.I308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00000000" calcext:value-type="float">
            <text:p>1714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09];[.C309]) )" office:value-type="float" office:value="0" calcext:value-type="float">
            <text:p>0</text:p>
          </table:table-cell>
          <table:table-cell table:formula="of:=IF([.I309]&gt;90;[.I309]-180;IF([.I309]&lt;=-90;[.I309]+180;[.I309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00000000" calcext:value-type="float">
            <text:p>1716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0];[.C310]) )" office:value-type="float" office:value="0" calcext:value-type="float">
            <text:p>0</text:p>
          </table:table-cell>
          <table:table-cell table:formula="of:=IF([.I310]&gt;90;[.I310]-180;IF([.I310]&lt;=-90;[.I310]+180;[.I310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00000000" calcext:value-type="float">
            <text:p>1717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1];[.C311]) )" office:value-type="float" office:value="0" calcext:value-type="float">
            <text:p>0</text:p>
          </table:table-cell>
          <table:table-cell table:formula="of:=IF([.I311]&gt;90;[.I311]-180;IF([.I311]&lt;=-90;[.I311]+180;[.I311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00000000" calcext:value-type="float">
            <text:p>1718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2];[.C312]) )" office:value-type="float" office:value="0" calcext:value-type="float">
            <text:p>0</text:p>
          </table:table-cell>
          <table:table-cell table:formula="of:=IF([.I312]&gt;90;[.I312]-180;IF([.I312]&lt;=-90;[.I312]+180;[.I31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00000000" calcext:value-type="float">
            <text:p>1719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3];[.C313]) )" office:value-type="float" office:value="0" calcext:value-type="float">
            <text:p>0</text:p>
          </table:table-cell>
          <table:table-cell table:formula="of:=IF([.I313]&gt;90;[.I313]-180;IF([.I313]&lt;=-90;[.I313]+180;[.I31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00000000" calcext:value-type="float">
            <text:p>172100000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DEGREES( ATAN2([.B314];[.C314]) )" office:value-type="float" office:value="0" calcext:value-type="float">
            <text:p>0</text:p>
          </table:table-cell>
          <table:table-cell table:formula="of:=IF([.I314]&gt;90;[.I314]-180;IF([.I314]&lt;=-90;[.I314]+180;[.I31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00000000" calcext:value-type="float">
            <text:p>1722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300000000" calcext:value-type="float">
            <text:p>1723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400000000" calcext:value-type="float">
            <text:p>1724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600000000" calcext:value-type="float">
            <text:p>1726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700000000" calcext:value-type="float">
            <text:p>1727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800000000" calcext:value-type="float">
            <text:p>1728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900000000" calcext:value-type="float">
            <text:p>1729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100000000" calcext:value-type="float">
            <text:p>1731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200000000" calcext:value-type="float">
            <text:p>1732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300000000" calcext:value-type="float">
            <text:p>1733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400000000" calcext:value-type="float">
            <text:p>1734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600000000" calcext:value-type="float">
            <text:p>1736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700000000" calcext:value-type="float">
            <text:p>1737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800000000" calcext:value-type="float">
            <text:p>1738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900000000" calcext:value-type="float">
            <text:p>1739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100000000" calcext:value-type="float">
            <text:p>17410000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00/00/00</text:date>, <text:time style:data-style-name="N2" text:time-value="22:58:24.733173227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4:33:15.366867011</meta:creation-date>
    <dc:date>2023-12-22T23:09:36.514323122</dc:date>
    <meta:editing-duration>PT3H13M31S</meta:editing-duration>
    <meta:editing-cycles>6</meta:editing-cycles>
    <meta:generator>LibreOffice/6.4.7.2$Linux_X86_64 LibreOffice_project/40$Build-2</meta:generator>
    <meta:document-statistic meta:table-count="1" meta:cell-count="2938" meta:object-count="0"/>
  </office:meta>
</office:document-meta>
</file>